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13709 bp</text:p>
      <text:p text:style-name="Preformatted_20_Text">Sequence 2: Masked <text:s text:c="4"/>13709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4</text:p>
      <text:p text:style-name="Preformatted_20_Text">Guide tree file created: <text:s text:c="2"/><text:a xlink:type="simple" xlink:href="https://www.genome.jp/tools-bin/pushfile?220406222828YaZco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260471</text:p>
      <text:p text:style-name="Preformatted_20_Text">Alignment Score 74927</text:p>
      <text:p text:style-name="Preformatted_20_Text"/>
      <text:p text:style-name="Preformatted_20_Text">CLUSTAL-Alignment file created <text:s/><text:a xlink:type="simple" xlink:href="https://www.genome.jp/tools-bin/pushfile?220406222828YaZco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6222828YaZco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TCCACTTGGTGATAGAGAGATGAAGGACGTCAAAGAAATGTTCAAAGATTTCCAGCTGAC</text:p>
      <text:p text:style-name="Preformatted_20_Text">Masked <text:s text:c="9"/>TCCACTTGGTGATAGAGAGATGAAGGACGTCAAAGAAATGTTCAAAGATTTCCA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CACCTGCAGTACCAGCAAGAAGAGGAGAGCAGCAAAGTTTTTCAGGTGCCACTGG</text:p>
      <text:p text:style-name="Preformatted_20_Text">Masked <text:s text:c="9"/>AAAGCCACCTGCAGTACCAGCAAGAAGAGGAGAGCAGCAAAGTTTTTCAGGTGCCA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TCAGCAATTGCTTTATTAATAAAGTACCTAGATAGTACAGGTCACAGTGACAGTT</text:p>
      <text:p text:style-name="Preformatted_20_Text">Masked <text:s text:c="9"/>AGCTTTCAGCAATTGCTTTATTAATAAAGTACCTAGATAGTACAGGTCACAGTGA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GCTGTCCATGAATGGTAAAATCTTTATTGTATTTGAATAGCTACTCAGGTAACAT</text:p>
      <text:p text:style-name="Preformatted_20_Text">Masked <text:s text:c="9"/>AGCAAGCTGTCCATGAATGGTAAAATCTTTATTGTATTTGAATAGCTACTCAGGTA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CTGATCATGTCTTGTCTCACAGCTATGATTATACTGATTGTTTTATTTACTTTAA</text:p>
      <text:p text:style-name="Preformatted_20_Text">Masked <text:s text:c="9"/>GATGGCTGATCATGTCTTGTCTCACAGCTATGATTATACTGATTGTTTTATTTACTTT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TTCTTAAAAAGAGGATTGAAGGACCTTTTCCCTTAATAGCATTACACAGACCATTGTT</text:p>
      <text:p text:style-name="Preformatted_20_Text">Masked <text:s text:c="9"/>AGTTCTTAAAAAGAGGATTGAAGGACCTTTTCCCTTAATAGCATTACACAGACCAT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GCCAAACTCTGATGCATCTAGTGTCTAGGCTGGACTGAGGTAGAGTAGGTCTGTGC</text:p>
      <text:p text:style-name="Preformatted_20_Text">Masked <text:s text:c="9"/>AGTGGCCAAACTCTGATGCATCTAGTGTCTAGGCTGGACTGAGGTAGAGTAGGT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AGAAGGCCCAGATAGCTTATGTGTATTGATGAATAGGCAGGAGATAAAACTGAG</text:p>
      <text:p text:style-name="Preformatted_20_Text">Masked <text:s text:c="9"/>AGTGTTAGAAGGCCCAGATAGCTTATGTGTATTGATGAATAGGCAGGAGATAAAA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TGCAAAGCAACTTGCATGCTTTTTTCAATTTTTTTAATCTATTTTTGTTTGTTTGT</text:p>
      <text:p text:style-name="Preformatted_20_Text">Masked <text:s text:c="9"/>GTCATGCAAAGCAACTTGCATGCTTTTTTCAATTTTTTTAATCTATTTTTGTTTGT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TTTGTTGTTTTGTTTGTTTTTAAACATCTAATTGGATGAGTTTAAGGTTAGTGTG</text:p>
      <text:p text:style-name="Preformatted_20_Text">Masked <text:s text:c="9"/>TTTGGTTTGTTGTTTTGTTTGTTTTTAAACATCTAATTGGATGAGTTTAAGGTTA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TAGGGCTGAGTACACGTAAAAGCTGTTTAGTGATATAGCAGTATGTCTCCTCCTCC</text:p>
      <text:p text:style-name="Preformatted_20_Text">Masked <text:s text:c="9"/>CTGATAGGGCTGAGTACACGTAAAAGCTGTTTAGTGATATAGCAGTATGTCTCCTC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CCACTGAAGCCTGTTCCCAGACAAAGTGCACTACCAATTGATGGCCTGTTTGAAA</text:p>
      <text:p text:style-name="Preformatted_20_Text">Masked <text:s text:c="9"/>TAGAACCACTGAAGCCTGTTCCCAGACAAAGTGCACTACCAATTGATGGCCTGTT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ACCTAAACCAGACCTTTTCAATGTCTCCTCTGTAAGTAACAGATGTTTTCTCTATA</text:p>
      <text:p text:style-name="Preformatted_20_Text">Masked <text:s text:c="9"/>GTCAACCTAAACCAGACCTTTTCAATGTCTCCTCTGTAAGTAACAGATGTTTTCT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TTACTGCACCCCACCAACAGAAATATTTGTGATATTTGTGCAGTGGCTTTAGAGGC</text:p>
      <text:p text:style-name="Preformatted_20_Text">Masked <text:s text:c="9"/>CCCATTACTGCACCCCACCAACAGAAATATTTGTGATATTTGTGCAGTGGCTTTAG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GAATAAAACTTCTTGCATACCCGATCTAACAAAAAAACCTTCTCGAAAGAAGGCTA</text:p>
      <text:p text:style-name="Preformatted_20_Text">Masked <text:s text:c="9"/>CATGGAATAAAACTTCTTGCATACCCGATCTAACAAAAAAACCTTCTCGAAAGAAGG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GCTTTATTCCATTTAGCTAATGTCCATAACCAGTGCCCCAAGCTGTGAAGCCCCT</text:p>
      <text:p text:style-name="Preformatted_20_Text">Masked <text:s text:c="9"/>ATGAAGCTTTATTCCATTTAGCTAATGTCCATAACCAGTGCCCCAAGCTGTGAAGC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ACTTTGTTTCTGTATGGGGGGAGTTTCTACAAAGGACTGTAAAGTAATGGAGGTG</text:p>
      <text:p text:style-name="Preformatted_20_Text">Masked <text:s text:c="9"/>CTGCAACTTTGTTTCTGTATGGGGGGAGTTTCTACAAAGGACTGTAAAGTAATGG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GGAAGACTTCTACAGCTATGCTGACTTCTATGGAGAGCAGACAGTGTTGACTGTGC</text:p>
      <text:p text:style-name="Preformatted_20_Text">Masked <text:s text:c="9"/>AAGTGGAAGACTTCTACAGCTATGCTGACTTCTATGGAGAGCAGACAGTGTTGAC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TTGCTGAACAGATGGGAGGATCCCATGTTCAGTATCCTCTTGGGGAAAGAAGTGG</text:p>
      <text:p text:style-name="Preformatted_20_Text">Masked <text:s text:c="9"/>AGTGTTTGCTGAACAGATGGGAGGATCCCATGTTCAGTATCCTCTTGGGGAAAGAA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TCCACTTCACTCCATTTGGTACATGACGCTTGGAGTCCCTGATGGAAAAACCTGGA</text:p>
      <text:p text:style-name="Preformatted_20_Text">Masked <text:s text:c="9"/>CCTATCCACTTCACTCCATTTGGTACATGACGCTTGGAGTCCCTGATGGAAAAACCT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ACCTCCAGAATGCTGACTTCAAACATCTGACATTTGGCTAATCAGATTTCATCATGAA</text:p>
      <text:p text:style-name="Preformatted_20_Text">Masked <text:s text:c="9"/>TCACCTCCAGAATGCTGACTTCAAACATCTGACATTTGGCTAATCAGATTTCATC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AACTCAATTCCACATGGCTTTTCTAAAGGATACCTTAACCCAAACTAATGTGTA</text:p>
      <text:p text:style-name="Preformatted_20_Text">Masked <text:s text:c="9"/>TACACTAACTCAATTCCACATGGCTTTTCTAAAGGATACCTTAACCCAAACTAATG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CACAGCTTTAGATCTCCTTAAGTTCCTTAAAGCAAGGCATCTAATACCTGTTTAGC</text:p>
      <text:p text:style-name="Preformatted_20_Text">Masked <text:s text:c="9"/>CTAACACAGCTTTAGATCTCCTTAAGTTCCTTAAAGCAAGGCATCTAATACCTGTT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CTCTTCAGTATTCTTTCCAGAAGGAGTTTGGAATCAAAACCAGCTGAAATAACCA</text:p>
      <text:p text:style-name="Preformatted_20_Text">Masked <text:s text:c="9"/>CAGTGCTCTTCAGTATTCTTTCCAGAAGGAGTTTGGAATCAAAACCAGCTGAAATA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AATAAAATCTGAAAAACCTTTAATGACTAATAATTTATTACTTTTCTTGGCAGGA</text:p>
      <text:p text:style-name="Preformatted_20_Text">Masked <text:s text:c="9"/>TGAAGAATAAAATCTGAAAAACCTTTAATGACTAATAATTTATTACTTTTCTTGGC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AGAAGCACCATTCTGGCCCATTTGGTGGTCCTTCTGGCAACCCTTTTGCATAGAC</text:p>
      <text:p text:style-name="Preformatted_20_Text">Masked <text:s text:c="9"/>ATCTCAGAAGCACCATTCTGGCCCATTTGGTGGTCCTTCTGGCAACCCTTTTGCAT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TAATATTTACTCTATTTAGGCAAACTACTTCAACTTTAAATTCTTTTCAACTAGCT</text:p>
      <text:p text:style-name="Preformatted_20_Text">Masked <text:s text:c="9"/>CAGGTAATATTTACTCTATTTAGGCAAACTACTTCAACTTTAAATTCTTTTCAAC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GCCAGCAGTTTTCATGAATCAGCTACACTGGCTTAACTTTATTGCTCCTCTGAAGT</text:p>
      <text:p text:style-name="Preformatted_20_Text">Masked <text:s text:c="9"/>CTTTGCCAGCAGTTTTCATGAATCAGCTACACTGGCTTAACTTTATTGCTCCTCT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CTTGCTGTACTCTAGAAGCATTCTTCTAAGGACCCCTGCTTAGAGTTGTACATGCT</text:p>
      <text:p text:style-name="Preformatted_20_Text">Masked <text:s text:c="9"/>ATTGCTTGCTGTACTCTAGAAGCATTCTTCTAAGGACCCCTGCTTAGAGTTGTAC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GCCTAGGTCTAACTAGTGTCACTTTCTTAACAATAAAGATCCTGTTTCTCCATGGT</text:p>
      <text:p text:style-name="Preformatted_20_Text">Masked <text:s text:c="9"/>GTCTGCCTAGGTCTAACTAGTGTCACTTTCTTAACAATAAAGATCCTGTTTCTCC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ATCTCAAAGTCATAATAGATGTCTATTTCCTTTCCTTGAGGAAAGTTAATAAGTA</text:p>
      <text:p text:style-name="Preformatted_20_Text">Masked <text:s text:c="9"/>CTTAAATCTCAAAGTCATAATAGATGTCTATTTCCTTTCCTTGAGGAAAGTTAAT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AAGTCTGTGGGGCATGTTTACAGGAGAGTGTTAGCAGAAAGCCCAATGCAGCTCTC</text:p>
      <text:p text:style-name="Preformatted_20_Text">Masked <text:s text:c="9"/>TGCCAAGTCTGTGGGGCATGTTTACAGGAGAGTGTTAGCAGAAAGCCCAATGCAG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TGTAGTATCTGAAGTTTTATTGGATTATAACCTGGGTGAATTAAAGTGATAACAA</text:p>
      <text:p text:style-name="Preformatted_20_Text">Masked <text:s text:c="9"/>TGAAGTGTAGTATCTGAAGTTTTATTGGATTATAACCTGGGTGAATTAAAGTGAT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AGCTGTTATGTCATGGGAAACAAATTAACTCATGCTCTCTTGTCACTGACTAAA</text:p>
      <text:p text:style-name="Preformatted_20_Text">Masked <text:s text:c="9"/>GCTAGGAGCTGTTATGTCATGGGAAACAAATTAACTCATGCTCTCTTGTCACTG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TGAATTGTCAAATGTGTGGCAGAGGAAAGATTAGCTAATTTAAATCATGGCATCA</text:p>
      <text:p text:style-name="Preformatted_20_Text">Masked <text:s text:c="9"/>GAGCATGAATTGTCAAATGTGTGGCAGAGGAAAGATTAGCTAATTTAAATCATGGCATC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AAGGTTAGAAAGCATCTCTAAGATAATCTAGTCTAAATGTCAGCCCACTGTACTACAT</text:p>
      <text:p text:style-name="Preformatted_20_Text">Masked <text:s text:c="9"/>GTAAGGTTAGAAAGCATCTCTAAGATAATCTAGTCTAAATGTCAGCCCACTGTAC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AAGTGCCATATATACACTTTTTTGTCTTTTAACAGAAGACGAGTACTGCTATTGCT</text:p>
      <text:p text:style-name="Preformatted_20_Text">Masked <text:s text:c="9"/>CCCTAAGTGCCATATATACACTTTTTTGTCTTTTAACAGAAGACGAGTACTGCTA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ATTTGCCCTTAGTATCTATAAGCTAGTTTAAACTATGAAGCTATAACTTCAAGTCA</text:p>
      <text:p text:style-name="Preformatted_20_Text">Masked <text:s text:c="9"/>TTAAATTTGCCCTTAGTATCTATAAGCTAGTTTAAACTATGAAGCTATAACTTC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CCTTAAATTCTTTTCAGTATACTAGGCATAAACAGGAAAGGAGAAATGGAATAA</text:p>
      <text:p text:style-name="Preformatted_20_Text">Masked <text:s text:c="9"/>TTCTAACCTTAAATTCTTTTCAGTATACTAGGCATAAACAGGAAAGGAGAAATGG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ACCTCTTTTCAACATCCAATTTCTACTTTTTTCATTTTTGTCTGCCACTCTTGCTG</text:p>
      <text:p text:style-name="Preformatted_20_Text">Masked <text:s text:c="9"/>CTGGACCTCTTTTCAACATCCAATTTCTACTTTTTTCATTTTTGTCTGCCACTCT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TTCCATGATGTGTCATCTAAAACATGTCCAGGTGGATTGAAGCATAAACACTGAAGA</text:p>
      <text:p text:style-name="Preformatted_20_Text">Masked <text:s text:c="9"/>TCGTTCCATGATGTGTCATCTAAAACATGTCCAGGTGGATTGAAGCATAAACACT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CTGTGAAGACAGTAATTCAGGGCGAATGGAAACTTACACTCAACCTTGAAGACCC</text:p>
      <text:p text:style-name="Preformatted_20_Text">Masked <text:s text:c="9"/>ACATGCTGTGAAGACAGTAATTCAGGGCGAATGGAAACTTACACTCAACCTTGAAG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CAAATTGGTGGATGTTAATTTTACTTTAGGCTTTGCAGTTGTTTGTGGAAGAGCT</text:p>
      <text:p text:style-name="Preformatted_20_Text">Masked <text:s text:c="9"/>AAAATCAAATTGGTGGATGTTAATTTTACTTTAGGCTTTGCAGTTGTTTGTGGA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CACTAAGTCACGTGTTTTATACAATGCAGTCACCTCAATTTCTCTTTATTGTAG</text:p>
      <text:p text:style-name="Preformatted_20_Text">Masked <text:s text:c="9"/>TAGCAGCACTAAGTCACGTGTTTTATACAATGCAGTCACCTCAATTTCTCTTTATTG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ACTGTCCTGAAACATGGGAATTGAATGTACCTAGGGAAGAAATGCTGCCTTAACA</text:p>
      <text:p text:style-name="Preformatted_20_Text">Masked <text:s text:c="9"/>CACTTACTGTCCTGAAACATGGGAATTGAATGTACCTAGGGAAGAAATGCTGCCT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GGAATTGAATTAGTGGCTGCTCCACACTTTAAACAACTAGGTCAGTTGATGTATGT</text:p>
      <text:p text:style-name="Preformatted_20_Text">Masked <text:s text:c="9"/>TAAGGGAATTGAATTAGTGGCTGCTCCACACTTTAAACAACTAGGTCAGTTGATGT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CAATATCAGCCAGTTGTAAAGTTATGTGGATATTACATGCTTCTAAATGATGAAT</text:p>
      <text:p text:style-name="Preformatted_20_Text">Masked <text:s text:c="9"/>TTAGACAATATCAGCCAGTTGTAAAGTTATGTGGATATTACATGCTTCTAAATG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ATATGACTTGGTCTCTAAGCCATAAAGATTGCATGAAACTGGGTGTTGGGGGGAGG</text:p>
      <text:p text:style-name="Preformatted_20_Text">Masked <text:s text:c="9"/>GAACATATGACTTGGTCTCTAAGCCATAAAGATTGCATGAAACTGGGTGTTGGGGG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CATATCCAATACACTTGTTCCATTAACTAATGGTAAAAGTAGCATTCTGCCATAA</text:p>
      <text:p text:style-name="Preformatted_20_Text">Masked <text:s text:c="9"/>GGGAACATATCCAATACACTTGTTCCATTAACTAATGGTAAAAGTAGCATTCTGC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TAATAAAGGGACTAACCGTAGGGTCTTCAACAGAGCTGCTGGGGTCCTGAGCAAT</text:p>
      <text:p text:style-name="Preformatted_20_Text"><text:soft-page-break/>Masked <text:s text:c="9"/>ACATATAATAAAGGGACTAACCGTAGGGTCTTCAACAGAGCTGCTGGGGTCCTGA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GTCTACTGCAGGATCAAATAAGCTGAAACATTTCTTGAAGGACATTGAGGTATTCA</text:p>
      <text:p text:style-name="Preformatted_20_Text">Masked <text:s text:c="9"/>AGGGGTCTACTGCAGGATCAAATAAGCTGAAACATTTCTTGAAGGACATTGAGGT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CACTAACTGTTGTATTGGTGCTAATATAGCTATTTGAGGGAGGGAAATCTATGAAG</text:p>
      <text:p text:style-name="Preformatted_20_Text">Masked <text:s text:c="9"/>TGGACACTAACTGTTGTATTGGTGCTAATATAGCTATTTGAGGGAGGGAAATCTA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CTTTCTTTATCAAGGTGGCTTGGCAGACAAATGGAACAAGCAGATAGGTCAGACA</text:p>
      <text:p text:style-name="Preformatted_20_Text">Masked <text:s text:c="9"/>ATTACCTTTCTTTATCAAGGTGGCTTGGCAGACAAATGGAACAAGCAGATAGGTCA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GTAGTACAACGTTATTCCAGTGTGTTAGAAAGTAAAAAGACAATCATTGCTTTACT</text:p>
      <text:p text:style-name="Preformatted_20_Text">Masked <text:s text:c="9"/>TGATGTAGTACAACGTTATTCCAGTGTGTTAGAAAGTAAAAAGACAATCATTGC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GCCTTGATTCCTTGTGAACAGATATACCATCTCTGTGTCATTAATGTGAGGCATAA</text:p>
      <text:p text:style-name="Preformatted_20_Text">Masked <text:s text:c="9"/>CTATGCCTTGATTCCTTGTGAACAGATATACCATCTCTGTGTCATTAATGTGAGG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TAAACAGTGCCTTTCCAAAAAAAAAAAAAAAAAAAAAACCTCTTTACTAACAGAC</text:p>
      <text:p text:style-name="Preformatted_20_Text">Masked <text:s text:c="9"/>TCTCTTAAACAGTGCCTTTCCNNNNNNNNNNNNNNNNNNNNNNCCTCTTTACTAACAGAC</text:p>
      <text:p text:style-name="Preformatted_20_Text"><text:s text:c="16"/>********************* <text:s text:c="21"/>*****************</text:p>
      <text:p text:style-name="Preformatted_20_Text"/>
      <text:p text:style-name="Preformatted_20_Text">Unmasked <text:s text:c="7"/>CTTTAAATCAGAAATCAGTCTGATGTTACAACTAGTTGTAACACTTTGTCAATGGGGATA</text:p>
      <text:p text:style-name="Preformatted_20_Text">Masked <text:s text:c="9"/>CTTTAAATCAGAAATCAGTCTGATGTTACAACTAGTTGTAACACTTTGTCAATGG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TATCTGAGTGGTTGTTGTTTTTTTGTTTTTTTGTTTTTTTCTGTTAATACTAAGT</text:p>
      <text:p text:style-name="Preformatted_20_Text">Masked <text:s text:c="9"/>GCTGATATCTGAGTGGNNNNNNNNNNNNNNNNNNNNNNNNNNNNNCTGTTAATACTAAGT</text:p>
      <text:p text:style-name="Preformatted_20_Text"><text:s text:c="16"/>**************** <text:s text:c="28"/>***************</text:p>
      <text:p text:style-name="Preformatted_20_Text"/>
      <text:p text:style-name="Preformatted_20_Text">Unmasked <text:s text:c="7"/>ATAAACTTGAAATAGTATAAATCAAATGCCTAAGCAGTTGCTGAACTGGAGATCTAAGAA</text:p>
      <text:p text:style-name="Preformatted_20_Text">Masked <text:s text:c="9"/>ATAAACTTGAAATAGTATAAATCAAATGCCTAAGCAGTTGCTGAACTGGAGATCT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AACTTGAAGACAGCCTTAGTACTCAATTCAGCAGGTCATGCAATTATATAAACCTT</text:p>
      <text:p text:style-name="Preformatted_20_Text">Masked <text:s text:c="9"/>AATCAACTTGAAGACAGCCTTAGTACTCAATTCAGCAGGTCATGCAATTATATAAA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GCACTTTCTGTAATGCAAAAAAAGCTATGAATTTAAATATTTGTCTCAAACTGGAA</text:p>
      <text:p text:style-name="Preformatted_20_Text">Masked <text:s text:c="9"/>TCTTGCACTTTCTGTAATGCAAAAAAAGCTATGAATTTAAATATTTGTCTCAAAC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GAAACTTCTGGATATTACACTGCTATATAGAACTGTAGTATCTCAAGTGATGTTA</text:p>
      <text:p text:style-name="Preformatted_20_Text">Masked <text:s text:c="9"/>ATGTAGAAACTTCTGGATATTACACTGCTATATAGAACTGTAGTATCTCAAGTGA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TGACATTAAAAACAAGCAACTCTCATAGCAAAGAAACATCTGTGTGGCTGTTGGT</text:p>
      <text:p text:style-name="Preformatted_20_Text">Masked <text:s text:c="9"/>CCTAATGACATTAAAAACAAGCAACTCTCATAGCAAAGAAACATCTGTGTGGCTG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CCTTACAACTCAGTCTTTTGATATAATTGATTCTATGATTTTTGGTGCTGGCTAA</text:p>
      <text:p text:style-name="Preformatted_20_Text">Masked <text:s text:c="9"/>TTTATCCTTACAACTCAGTCTTTTGATATAATTGATTCTATGATTTTTGGTGCTGGCT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ATTGTTTCACAGGTTCCTAACATAGCTGTTTGACAGCATTCTCTTAAGTCTTTCTGTA</text:p>
      <text:p text:style-name="Preformatted_20_Text">Masked <text:s text:c="9"/>GAATTGTTTCACAGGTTCCTAACATAGCTGTTTGACAGCATTCTCTTAAGTCTTT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TTGTGTCTCAGGCCTGTTCAACGTGAATTGCTCCTCATTAAATTCTCAGCTGACT</text:p>
      <text:p text:style-name="Preformatted_20_Text">Masked <text:s text:c="9"/>GCATATTGTGTCTCAGGCCTGTTCAACGTGAATTGCTCCTCATTAAATTCTCAGC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GTTTCCTGCTAGTAATGTGGATAGCCAACAAGAATAAATAAATGGGAAATTTTCT</text:p>
      <text:p text:style-name="Preformatted_20_Text">Masked <text:s text:c="9"/>TAAGTGTTTCCTGCTAGTAATGTGGATAGCCAACAAGAATAAATAAATGGGAA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AGGTGGCTGTCAGCTTTAATTTTTTTCTGAATAATTTAGAATAAGTTCTTACTTA</text:p>
      <text:p text:style-name="Preformatted_20_Text">Masked <text:s text:c="9"/>GTCTTAGGTGGCTGTCAGCTTTAATTTTTTTCTGAATAATTTAGAATAAGTTCT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CGTTGTTACTGGCATTGATTAGTAGCTTGAAAAATGCCTATTTGGAAGGAAGTTCA</text:p>
      <text:p text:style-name="Preformatted_20_Text">Masked <text:s text:c="9"/>AATCCGTTGTTACTGGCATTGATTAGTAGCTTGAAAAATGCCTATTTGGAAGGA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ATTTCCATATTGAAGTATAGGCATTCAAAGAATCACTTTTGGCTGCAAGGAGAT</text:p>
      <text:p text:style-name="Preformatted_20_Text">Masked <text:s text:c="9"/>TTTTTCATTTCCATATTGAAGTATAGGCATTCAAAGAATCACTTTTGGCTGCAAG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TTAGTATCTGGAGATACTATCTAATCTAAACCTTAAAAAATTCTGTTCTTTAGTG</text:p>
      <text:p text:style-name="Preformatted_20_Text">Masked <text:s text:c="9"/>GTGATTTAGTATCTGGAGATACTATCTAATCTAAACCTTAAAAAATTCTGTTCT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GTGAAGGGCTACTCTTTTAAATACACTATACATTTGAAATCAGCAAATAATCATT</text:p>
      <text:p text:style-name="Preformatted_20_Text">Masked <text:s text:c="9"/>CTTAAGTGAAGGGCTACTCTTTTAAATACACTATACATTTGAAATCAGCAAATAA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GCTTTTCAGGCTAAAATTAATAGCCCTATGATGCTGGGGCTTGACAAAAGCTGAC</text:p>
      <text:p text:style-name="Preformatted_20_Text">Masked <text:s text:c="9"/>TAGAAGCTTTTCAGGCTAAAATTAATAGCCCTATGATGCTGGGGCTTGACAAAAGC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TCAATAAATTATAAAATAGCTTGGGTTGTAAGGGACCTGTTGTGGGTAGGGTTGCC</text:p>
      <text:p text:style-name="Preformatted_20_Text">Masked <text:s text:c="9"/>AAGATCAATAAATTATAAAATAGCTTGGGTTGTAAGGGANNNNNNNNNNNNNNNNNNNNN</text:p>
      <text:p text:style-name="Preformatted_20_Text"><text:s text:c="16"/>*************************************** <text:s text:c="20"/></text:p>
      <text:p text:style-name="Preformatted_20_Text"/>
      <text:p text:style-name="Preformatted_20_Text">Unmasked <text:s text:c="7"/>ATCCACTAGATCAGGCTGCCCAGGGCCTCATGCAGCCTGGTCTTAAACACCTCTGGG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CATCCATTGCTCTCTGGACAGCCTGTTTCAGTGCCTCACCACCCTCTGTATA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TCACCTAACATAAATCTCATTTATTTTGGATTTAAAGCCATTCTCCCTTTTA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TGTCGGACCATGTAAAAAGTTGGTTTCCTTTCTGTTTATAAGCTCCCTTTAAAT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GGCTGAAAAGAGTTATCCCTGTAGCCTTCTCTTCTCCAGACTGAACAAGACCA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CCCTCTACATTTATTCATAGGAGAAATGCTCTGGCCTTCTGAGGATCCTTGAGGCCT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ACCTGCTCCAAAAACTTCACATGTTGTTGATCACTGATTGCTGTTAGAAGGACCTC</text:p>
      <text:p text:style-name="Preformatted_20_Text">Masked <text:s text:c="9"/>NNNNNNNNNNNNNNNNNNNNNNNNNNGTTGTTGATCACTGATTGCTGTTAGAAGGACCTC</text:p>
      <text:p text:style-name="Preformatted_20_Text"><text:s text:c="42"/>**********************************</text:p>
      <text:p text:style-name="Preformatted_20_Text"/>
      <text:p text:style-name="Preformatted_20_Text">Unmasked <text:s text:c="7"/>TTAGAGACTGGCTGAAGATGCTTGTTGGTTGGCTAACTGAGCTTAAATAGCTGTTTATTC</text:p>
      <text:p text:style-name="Preformatted_20_Text">Masked <text:s text:c="9"/>TTAGAGACTGGCTGAAGATGCTTGTTGGTTGGCTAACTGAGCTTAAATAGCTGTTT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TACTTTCTGTCTTAAAGAACAGTCATCTGTGTTGGTGTATATATAGCACTAGCTG</text:p>
      <text:p text:style-name="Preformatted_20_Text">Masked <text:s text:c="9"/>TGACTTACTTTCTGTCTTAAAGAACAGTCATCTGTGTTGGTGTATATATAGCACT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ATGAAGAAACTACAATATTACAAGCATCTGTGTCTCATATTCTTGCTCAACAAA</text:p>
      <text:p text:style-name="Preformatted_20_Text">Masked <text:s text:c="9"/>AAGCTAATGAAGAAACTACAATATTACAAGCATCTGTGTCTCATATTCTTGCTCA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TTTTATGCAAATGGGACTAATCAGATTGGATTATTGCTGCATAAAATCAAGTGTTA</text:p>
      <text:p text:style-name="Preformatted_20_Text">Masked <text:s text:c="9"/>TGAGTTTTATGCAAATGGGACTAATCAGATTGGATTATTGCTGCATAAAATCAAGT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GAAAAAAAAAAACAACAACAAAAAACTCTGCCTTATTCCACCCCTCCAAAAAAAA</text:p>
      <text:p text:style-name="Preformatted_20_Text">Masked <text:s text:c="9"/>GACAGGNNNNNNNNNNNNNNNNNNNNNNNNCTCTGCCTTATTCCACCCCTCCAAAAAAAA</text:p>
      <text:p text:style-name="Preformatted_20_Text"><text:s text:c="16"/>****** <text:s text:c="23"/>******************************</text:p>
      <text:p text:style-name="Preformatted_20_Text"/>
      <text:p text:style-name="Preformatted_20_Text">Unmasked <text:s text:c="7"/>AAAAGGGGGGGAACAAAAATAGAAGTAAATTTCTCAATTTTGCATCATAATGTAGAGTAT</text:p>
      <text:p text:style-name="Preformatted_20_Text">Masked <text:s text:c="9"/>AAAAGGGGGGGAACAAAAATAGAAGTAAATTTCTCAATTTTGCATCATAATGTAG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GAATAGATTATAAAGTTTGAGTTCAAATACTTAAGTAATATTTAACTGCTAAACA</text:p>
      <text:p text:style-name="Preformatted_20_Text">Masked <text:s text:c="9"/>ACTTAGAATAGATTATAAAGTTTGAGTTCAAATACTTAAGTAATATTTAACTGC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TTATTTTGAGTTATTTCTGTCTTGGGGTTGTACACAAGACATGGTATCTTAAATT</text:p>
      <text:p text:style-name="Preformatted_20_Text">Masked <text:s text:c="9"/>GCAGGTTATTTTGAGTTATTTCTGTCTTGGGGTTGTACACAAGACATGGTATCTT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GATCTGGGTTACAACAAACTTCTGAATAAGAATGATCTTCTGGAGAGCTGGCTTGG</text:p>
      <text:p text:style-name="Preformatted_20_Text">Masked <text:s text:c="9"/>CTTAGATCTGGGTTACAACAAACTTCTGAATAAGAATGATCTTCTGGAGAGCTGG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GGGCTTTGGTGATAGAGACTTGAAAAGGCTTTGAAACAAAAAAAGTACTGCTCTTC</text:p>
      <text:p text:style-name="Preformatted_20_Text">Masked <text:s text:c="9"/>AGTTGGGCTTTGGTGATAGAGACTTGAAAAGGCTTTGAAACAAAAAAAGTACTGC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TTAGTAGGAAGAGAAGAAAGAATGTCACTACTTTATTCTTCCAGTGTTCCACATGA</text:p>
      <text:p text:style-name="Preformatted_20_Text">Masked <text:s text:c="9"/>TCTATTAGTAGGAAGAGAAGAAAGAATGTCACTACTTTATTCTTCCAGTGTTCCA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TCGCAAAGATGTTAAAAGTAACATCCTCAGCTAAGGATCAGTTTACTGTAGACCCTA</text:p>
      <text:p text:style-name="Preformatted_20_Text">Masked <text:s text:c="9"/>GGATCGCAAAGATGTTAAAAGTAACATCCTCAGCTAAGGATCAGTTTACTGTAGA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AGGGTCAACAGGCTTCTGGGGAAAGAGTTGTTTAGGGCAATAGGTAGGGTAGTGGG</text:p>
      <text:p text:style-name="Preformatted_20_Text">Masked <text:s text:c="9"/>GCTTAGGGTCAACAGGCTTCTGGGGAAAGAGTTGTTTAGGGCAATAGGTAGGGTAGTG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CTGTGTGATATAGGCAGCACTGCAGCAGCTGCAGCGTTTACTACTGGAAGTGTTTACTA</text:p>
      <text:p text:style-name="Preformatted_20_Text">Masked <text:s text:c="9"/>ACTGTGTGATATAGGCAGCACTGCAGCAGCTGCAGCGTTTACTACTGGAAGTGTTT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TATATTTGTTTACACTAGTATAGTGACAGTGGAAATTCCAAGGCATCAGAGGCAGG</text:p>
      <text:p text:style-name="Preformatted_20_Text">Masked <text:s text:c="9"/>CTAGTATATTTGTTTACACTAGTATAGTGACAGTGGAAATTCCAAGGCATCAGAGG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GAGTAAAACAGGTTGTCAAACAACCCTGCAATTACTGAGCTATTGAAAATTCAAT</text:p>
      <text:p text:style-name="Preformatted_20_Text">Masked <text:s text:c="9"/>TAAGAGAGTAAAACAGGTTGTCAAACAACCCTGCAATTACTGAGCTATTGAAAAT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AGAAACATGCATATGTTGATTCAGTATCTCAGTAACAGCTTACTTCATATGTAACC</text:p>
      <text:p text:style-name="Preformatted_20_Text">Masked <text:s text:c="9"/>GGTTAGAAACATGCATATGTTGATTCAGTATCTCAGTAACAGCTTACTTCATATGT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CATATAATAAATAGTACTTGAAAGTTGAAGAGACTGGTGTATCTTCCTTGTCCAAA</text:p>
      <text:p text:style-name="Preformatted_20_Text">Masked <text:s text:c="9"/>TGAACATATAATAAATAGTACTTGAAAGTTGAAGAGACTGGTGTATCTTCCTTGT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CTTTCTCAGGTTTTTGGAATCAGGTTACATCTGTTTTGTCTCCTGCTGTGTTTA</text:p>
      <text:p text:style-name="Preformatted_20_Text">Masked <text:s text:c="9"/>ATGCAGCTTTCTCAGGTTTTTGGAATCAGGTTACATCTGTTTTGTCTCCTGCTGTG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GGAAAGGGCATCATTATAATAGAGGGCAATGCACTGTATGCAACAGAAGCTCCAT</text:p>
      <text:p text:style-name="Preformatted_20_Text">Masked <text:s text:c="9"/>TACAAGGAAAGGGCATCATTATAATAGAGGGCAATGCACTGTATGCAACAGAAGC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CTGAGAAGTGCTTGTCTGCTGATCGGGTGGGTGCAGGAGCCCCACTGTAGTACAGA</text:p>
      <text:p text:style-name="Preformatted_20_Text">Masked <text:s text:c="9"/>CACACTGAGAAGTGCTTGTCTGCTGATCGGGTGGGTGCAGGAGCCCCACTGTAGTA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CAGCATTTACTTGGAAAGGTGCAGAAGGAGAGCTACCTTGGAGTGGATGGATACT</text:p>
      <text:p text:style-name="Preformatted_20_Text">Masked <text:s text:c="9"/>GGCAGCAGCATTTACTTGGAAAGGTGCAGAAGGAGAGCTACCTTGGAGTGGATGG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TTAAAGGCCAAAACTGAAGTAAATTACAAAGAGTAACCCAGGCAAGCTAGGCTTC</text:p>
      <text:p text:style-name="Preformatted_20_Text">Masked <text:s text:c="9"/>CAGAATTAAAGGCCAAAACTGAAGTAAATTACAAAGAGTAACCCAGGCAAGCTAG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CTCATCATTCTTCTGCTGTGCAGCATTGCTACCTGTGAAGATACAGTCACCCAAA</text:p>
      <text:p text:style-name="Preformatted_20_Text">Masked <text:s text:c="9"/>AGTATCTCATCATTCTTCTGCTGTGCAGCATTGCTACCTGTGAAGATACAGTCAC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GGCCTTGGTTTTCAAAATGGATAAGTCATCCTACAGTGCTTTGGTATGTACAGT</text:p>
      <text:p text:style-name="Preformatted_20_Text">Masked <text:s text:c="9"/>ATTATTGGCCTTGGTTTTCAAAATGGATAAGTCATCCTACAGTGCTTTGGTATG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CGTCAAGAGACACGTTTTTCTATAACGTGATAGCTTTTCACTCACTGAGAGTCAG</text:p>
      <text:p text:style-name="Preformatted_20_Text">Masked <text:s text:c="9"/>CTAAGCGTCAAGAGACACGTTTTTCTATAACGTGATAGCTTTTCACTCACTGAGAG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TCATAGTGTGTGAAGTTGGGCACTAAAATGAATAGTCGCACTGGAAATTATAGGT</text:p>
      <text:p text:style-name="Preformatted_20_Text">Masked <text:s text:c="9"/>GAGTTTCATAGTGTGTGAAGTTGGGCACTAAAATGAATAGTCGCACTGGAAATTAT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TCTGAAACCAAACTGGCAAAGTGTTACACTCAGCAAGGTATGAATAGTTAGAGAC</text:p>
      <text:p text:style-name="Preformatted_20_Text"><text:soft-page-break/>Masked <text:s text:c="9"/>CTTCATCTGAAACCAAACTGGCAAAGTGTTACACTCAGCAAGGTATGAATAGTTAG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CACTTGTTTGCTTTTTCCAGCTGTACATTAGCCTTCTAGCAAATAACATGTTTAT</text:p>
      <text:p text:style-name="Preformatted_20_Text">Masked <text:s text:c="9"/>CTAAGCACTTGTTTGCTTTTTCCAGCTGTACATTAGCCTTCTAGCAAATAACATG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AGCTTTCTTTTAACTCAGGAAAACATTTAGACATTTGTTTAGGCTTACCGACAAT</text:p>
      <text:p text:style-name="Preformatted_20_Text">Masked <text:s text:c="9"/>TCATGAGCTTTCTTTTAACTCAGGAAAACATTTAGACATTTGTTTAGGCTTACCG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CAAGCTTAATACGCTCAGAAATTAGAAAGTCATACTGAAGCATTATGCCAATTTGA</text:p>
      <text:p text:style-name="Preformatted_20_Text">Masked <text:s text:c="9"/>TCCACAAGCTTAATACGCTCAGAAATTAGAAAGTCATACTGAAGCATTATGCCAA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CTGGTATGCCTTCGCTTCAAGTACGAAGGTCATGGTCACAATCTGAAAAGGGGA</text:p>
      <text:p text:style-name="Preformatted_20_Text">Masked <text:s text:c="9"/>GATGTGCTGGTATGCCTTCGCTTCAAGTACGAAGGTCATGGTCACAATCTGAAAAG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TGTCTTAATAAATTTTTGAGTTTTTTTCTCCTGGTAATTTTAAGCCAGCAAAGA</text:p>
      <text:p text:style-name="Preformatted_20_Text">Masked <text:s text:c="9"/>AAAAACTGTCTTAATAAATTTTTGAGTTTTTTTCTCCTGGTAATTTTAAGCCAGC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TAGGCAGTTAATCTGAGTAACAAGTACTTCTATGAAAGAGGCGGAAAACAGCTAG</text:p>
      <text:p text:style-name="Preformatted_20_Text">Masked <text:s text:c="9"/>AAAGTTAGGCAGTTAATCTGAGTAACAAGTACTTCTATGAAAGAGGCGGAAAACAGC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TGCTTCCAAAATATTGATCTACAATTTAAATACAAACTCAATGTGATTTTAGTATG</text:p>
      <text:p text:style-name="Preformatted_20_Text">Masked <text:s text:c="9"/>AAAATGCTTCCAAAATATTGATCTACAATTTAAATACAAACTCAATGTGATTTTAGTATG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7264_651507133"><dc:creator>Unknown Author</dc:creator><dc:date>2022-04-08T14:15:34.829498994</dc:date><text:p text:style-name="P3"><text:span text:style-name="T3">EXON2</text:span></text:p></office:annotation>Unmasked <text:s text:c="7"/>CTGCTCAGGGTTATACTGGCATGTGGGTTTTTTTGACAG<text:span text:style-name="T1">CTCTTCAGAAAAAGCTTTTCT</text:span></text:p>
      <text:p text:style-name="Preformatted_20_Text">Masked <text:s text:c="9"/>CTGCTCAGGGTTATACTGGCATGTGGGTTTTTTTGACAG<text:span text:style-name="T1">CTCTTCAGAAAAAGCTTTT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GGGGAATGAGAGTACAGAAGGCTGTATCTCCAACAGGAGAAAGATGAGCAGCTGGAAC</text:span></text:p>
      <text:p text:style-name="Preformatted_20_Text">Masked <text:s text:c="9"/><text:span text:style-name="T1">CAGGGGAATGAGAGTACAGAAGGCTGTATCTCCAACAGGAGAAAGATGAGCAGCTGGA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ATCGTTGCACTGTAACCCCTGCATCTAGAAGAAGG</text:span>GTAAGCTGTAACCGAATGTCTCC</text:p>
      <text:p text:style-name="Preformatted_20_Text">Masked <text:s text:c="9"/><text:span text:style-name="T1">GCATCGTTGCACTGTAACCCCTGCATCTAGAAGAAGG</text:span>GTAAGCTGTAACCGAATGTCTCC</text:p>
      <text:p text:style-name="Preformatted_20_Text"><text:s text:c="16"/>************************************************************</text:p>
      <text:p text:style-name="Preformatted_20_Text"><office:annotation-end office:name="__Annotation__7264_651507133"/></text:p>
      <text:p text:style-name="Preformatted_20_Text">Unmasked <text:s text:c="7"/>ATACCAAAGCAACAATCAAAAAAGCGTTATCAGTTTATGGGAAAATATCAAATTGCAGCT</text:p>
      <text:p text:style-name="Preformatted_20_Text">Masked <text:s text:c="9"/>ATACCAAAGCAACAATCAAAAAAGCGTTATCAGTTTATGGGAAAATATCAAATTG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ATAGCAGGTTTGTGATTCGATGAAACCCGTAATCATTTCAGACCTGAAGCCATA</text:p>
      <text:p text:style-name="Preformatted_20_Text">Masked <text:s text:c="9"/>CCTAAAATAGCAGGTTTGTGATTCGATGAAACCCGTAATCATTTCAGACCTGAAGC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AAGGGAAGACTGTGTCCAGATGTGCAGAGCTAGTCAAGTACTCCCACTGAAAATT</text:p>
      <text:p text:style-name="Preformatted_20_Text">Masked <text:s text:c="9"/>ATAATAAGGGAAGACTGTGTCCAGATGTGCAGAGCTAGTCAAGTACTCCCACT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TGGAAAGATTTTTATGGCCAGGTGGATATTCCTATTAAGAACACTACTTTTTCTTC</text:p>
      <text:p text:style-name="Preformatted_20_Text">Masked <text:s text:c="9"/>TCTGTGGAAAGATTTTTATGGCCAGGTGGATATTCCTATTAAGAACACTACTTTTTCT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TTTAAACATTAAAGAAGCAGTCTTTTCAATTAGAATAGATTTTTCTTTTCTTAGGGGCC</text:p>
      <text:p text:style-name="Preformatted_20_Text">Masked <text:s text:c="9"/>TTTTAAACATTAAAGAAGCAGTCTTTTCAATTAGAATAGATTTTTCTTTTCTTAGG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AAGAGTACAAAAAAAAAAAAAAAAAAGAAAGACTTGAAAGTAGATAAAATATTT</text:p>
      <text:p text:style-name="Preformatted_20_Text">Masked <text:s text:c="9"/>TCTTTTAAGAGTACNNNNNNNNNNNNNNNNNNNNNNGACTTGAAAGTAGATAAAATATTT</text:p>
      <text:p text:style-name="Preformatted_20_Text"><text:s text:c="16"/>************** <text:s text:c="21"/>************************</text:p>
      <text:p text:style-name="Preformatted_20_Text"/>
      <text:p text:style-name="Preformatted_20_Text">Unmasked <text:s text:c="7"/>ATGATGTATTTCCTCCCAGGATTCAAAATACTGGAAATAATGACATAAATAAATAGATAA</text:p>
      <text:p text:style-name="Preformatted_20_Text">Masked <text:s text:c="9"/>ATGATGTATTTCCTCCCAGGATTCAAAATACTGG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AGTAAGCATCTCTACATAGTTGCTAAGGTATATATTCTTTTTACAACATAAGCTGTCCCA</text:p>
      <text:p text:style-name="Preformatted_20_Text">Masked <text:s text:c="9"/>NNNNNGCATCTCTACATAGTTGCTAAGGTATATATTCTTTTTACAACATAAGCTGTCCCA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GCGGACTTTCAACCAATGATTTCACTGAAGATGCTTAATTTTGAAAAGTTATACGTTCAG</text:p>
      <text:p text:style-name="Preformatted_20_Text">Masked <text:s text:c="9"/>GCGGACTTTCAACCAATGATTTCACTGAAGATGCTTAATTTTGAAAAGTTATAC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ATTCCTTAGTTCTGGAAGTTCTCTTTTCTCTCTAAGAATATTAGAACTTTTATT</text:p>
      <text:p text:style-name="Preformatted_20_Text">Masked <text:s text:c="9"/>CTGAAAATTCCTTAGTTCTGGAAGTTCTCTTTTCTCTCTAAGAATATTAGAACTTTTA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7265_651507133"><dc:creator>Unknown Author</dc:creator><dc:date>2022-04-08T14:15:57.557356299</dc:date><text:p text:style-name="P3"><text:span text:style-name="T3">EXON3</text:span></text:p></office:annotation>Unmasked <text:s text:c="7"/>AATATTTCAAA<text:span text:style-name="T1">TTTCATACCAGAAGTGTTGAAGGTTTCAGA</text:span>CAGTTTGGCAGAAAAACGT</text:p>
      <text:p text:style-name="Preformatted_20_Text">Masked <text:s text:c="9"/>AATATTTCAAA<text:span text:style-name="T1">TTTCATACCAGAAGTGTTGAAGGTTTCAGA</text:span>NNNNNNNNNNNNNNNNNNN</text:p>
      <text:p text:style-name="Preformatted_20_Text"><text:s text:c="16"/>***************************************** <text:s text:c="18"/></text:p>
      <text:p text:style-name="Preformatted_20_Text"/>
      <text:p text:style-name="Preformatted_20_Text">Unmasked <text:s text:c="7"/>GACTGGTAGACAAGAAGCTGAACATGAGCCAGCACTTGCAGTCCAGAAGGCCAACTG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GGGCTGCATTGAAAGAGGGGTGGCCAGGTGGGAGAGGGAAGTGATTGTCCCCCT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CAGCTCTTGTGAGGCCCCATCTGCAGTACTGCATCCACGTCTGGGGCTCCCAGT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AGACACAGAGCTTTTGGAACGAGTCCCGAGGAGGGCCATTAAGATGATCAGAGG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CACCTCTCCTGTGAGGAAAGGTTGAGGGAACTGGGCTTGTCTAGCTTGGACA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GCTCTGGGGAGACCTCATTGTGGCCTTCCTGTATTTGAAACAAACTGGAGAGAG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CTGTTTACATAGGTTGATAGTGATAAGACAAGGGGGAATGGTTTAAAACTAAG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GTTTAGGTTAGATATTAGGAGGAAGTTTTTCACACAGAGGGTGGTGAGGCACT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ACAGGTTGCCCAAGGAGGCTGTGGATGCCCCATCCCTGGAGGCATTCAAGGCCAGG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GGCTCTGGGCAGCCTGATCTCGTGGTTGGCAACCCCTGTATGCAGGGTGTTG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GATGATCTTTGTGGTCCTTTTCAACCCAGGCCATTCTATGAT<text:span text:style-name="T1">ACGATATGTAGAGCTG</text:span></text:p>
      <text:p text:style-name="Preformatted_20_Text">Masked <text:s text:c="9"/>NNNNNNNNNNNNNNNNNNNNNNNNNNNNNNNNNNNNNNNNNNNN<text:span text:style-name="T1">ACGATATGTAGAGCTG</text:span></text:p>
      <text:p text:style-name="Preformatted_20_Text"><text:s text:c="60"/>****************</text:p>
      <text:p text:style-name="Preformatted_20_Text"/>
      <text:p text:style-name="Preformatted_20_Text">Unmasked <text:s text:c="7"/><text:span text:style-name="T1">TGAAATTGACCATATTCATCTCACAGAACCAGAACCAGACTGACTTTCAACGTAAATCTG</text:span></text:p>
      <text:p text:style-name="Preformatted_20_Text">Masked <text:s text:c="9"/><text:span text:style-name="T1">TGAAATTGACCATATTCATCTCACAGAACCAGAACCAGACTGACTTTCAACGTAAATCTG</text:span></text:p>
      <text:p text:style-name="Preformatted_20_Text"><text:s text:c="16"/>************************************************************</text:p>
      <text:p text:style-name="Preformatted_20_Text"><office:annotation-end office:name="__Annotation__7265_651507133"/></text:p>
      <text:p text:style-name="Preformatted_20_Text">Unmasked <text:s text:c="7"/>TTAGATTTCTTTTTATTCCATAGTGGGTTGTGTTCTAATTCAGCAAAGGATGCTTTACAG</text:p>
      <text:p text:style-name="Preformatted_20_Text">Masked <text:s text:c="9"/>TTAGATTTCTTTTTATTCCATAGTGGGTTGTGTTCTAATTCAGCAAAGGATGCTTTA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TGAAGAAGTTCCCCCAGTTTCTATTTAAGTCAAACTGAATATACAAAAAGGGGCA</text:p>
      <text:p text:style-name="Preformatted_20_Text">Masked <text:s text:c="9"/>TTCTATGAAGAAGTTCCCCCAGTTTCTATTTAAGTCAAACTGAATATACAAAAAGG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TAGTAATTTTCTACTAGGGAATGCTTTCCCTAAGTAGTGCTTTAATGCTAGAG</text:p>
      <text:p text:style-name="Preformatted_20_Text">Masked <text:s text:c="9"/>TATGTTTTAGTAATTTTCTACTAGGGAATGCTTTCCCTAAGTAGTGCTTTAATGCT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TATCCAGTATGTAGATGTGTGGGTTGCAAACCCAAAACCGAAACATGCAAAATG</text:p>
      <text:p text:style-name="Preformatted_20_Text">Masked <text:s text:c="9"/>ATTAAATATCCAGTATGTAGATGTGTGGGTTGCAAACCCAAAACCGAAACATGC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GAAAAGGGTAATTCCTATGATCTCTCATTATAACTTTGGTCAGATTTATATTCTT</text:p>
      <text:p text:style-name="Preformatted_20_Text">Masked <text:s text:c="9"/>CTTAAGAAAAGGGTAATTCCTATGATCTCTCATTATAACTTTGGTCAGATTTATA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TTATTTTCATTCAGTGTTTTTTTAACTATCCATAATAGGAGTGTTCTTTCTTCT</text:p>
      <text:p text:style-name="Preformatted_20_Text">Masked <text:s text:c="9"/>TTCCTGTTATTTTCATTCAGTGTTTTTTTAACTATCCATAATAGGAGTGTTCTT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ACATTTTCTACCTCGTACACAAGAACTGTTTTATGAAAAATCACTGACAAATATG</text:p>
      <text:p text:style-name="Preformatted_20_Text">Masked <text:s text:c="9"/>AGCATACATTTTCTACCTCGTACACAAGAACTGTTTTATGAAAAATCACTGACA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CTGAAGGAAAATTAATGAAATGGATGTAGAGGCTTAGTGTCTAAAGTGATAAGAC</text:p>
      <text:p text:style-name="Preformatted_20_Text">Masked <text:s text:c="9"/>CAGGACTGAAGGAAAATTAATGAAATGGATGTAGAGGCTTAGTGTCTAAAGTGATA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TCATCTGGGAACAAGGAAGCTTCTAGATTCAAAGATCTGAATTTGTAAAGTAATA</text:p>
      <text:p text:style-name="Preformatted_20_Text">Masked <text:s text:c="9"/>ACGTTTCATCTGGGAACAAGGAAGCTTCTAGATTCAAAGATCTGAATTTGTAAAG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ATGGTATATGAATTAATGTAATTTTCAAGAAATATCACAAAAATGAAGTAGCATA</text:p>
      <text:p text:style-name="Preformatted_20_Text">Masked <text:s text:c="9"/>CAGGCATGGTATATGAATTAATGTAATTTTCAAGAAATATCACAAAAATGAAGTAG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TGGTAATACCGCTAACCAAAGCAGAAAAGGAGAGATGATAGATGAATTTATAGT</text:p>
      <text:p text:style-name="Preformatted_20_Text">Masked <text:s text:c="9"/>AGTTAATGGTAATACCGCTAACCAAAGCAGAAAAGGAGAGATGATAGATGAATTTATAG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CTGCTGACTGTCTTTTTTTCAACTACTGAAAAGTCCAGATATAGAATGAAAAACTAGA</text:p>
      <text:p text:style-name="Preformatted_20_Text">Masked <text:s text:c="9"/>CACTGCTGACTGTCTTTTTTTCAACTACTGAAAAGTCCAGATATAGAATGAAAAAC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TGTATTTAATTATTAGTTCACAGCCATTGCATGACACCTACAGGTGAGTTAATTA</text:p>
      <text:p text:style-name="Preformatted_20_Text">Masked <text:s text:c="9"/>AAGAATGTATTTAATTATTAGTTCACAGCCATTGCATGACACCTACAGGTGAGTT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CAATATGTTGCTTTATTATGATGGACTAACTACCTCAAATCTTTAAAAAACAATTG</text:p>
      <text:p text:style-name="Preformatted_20_Text">Masked <text:s text:c="9"/>ATATCAATATGTTGCTTTATTATGATGGACTAACTACCTCAAATCTTTAAAAAAC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CAAAATTGTGTACCTGACCTTGGTACAATTATTTTTTCACTCTTACTTAGAATAC</text:p>
      <text:p text:style-name="Preformatted_20_Text">Masked <text:s text:c="9"/>TACAACAAAATTGTGTACCTGACCTTGGTACAATTATTTTTTCACTCTTACTTAG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ATTATAGTTCATATCCTCCAAACAGCAGTAATTTAAATAAATCAGAAATAATTAT</text:p>
      <text:p text:style-name="Preformatted_20_Text">Masked <text:s text:c="9"/>CAATTATTATAGTTCATATCCTCCAAACAGCAGTAATTTAAATAAATCAGAAATA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GATTTCTTGATATTGAATTAATATTTTCCTGTGTTCTCCTAAAACACAATTAAAA</text:p>
      <text:p text:style-name="Preformatted_20_Text">Masked <text:s text:c="9"/>CTCTTGATTTCTTGATATTGAATTAATATTTTCCTGTGTTCTCCTAAAACACAA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TCTATTAATGAAAAAGAATATAGAAACAATTAGAAGACATAATAACATTTTGTA</text:p>
      <text:p text:style-name="Preformatted_20_Text">Masked <text:s text:c="9"/>CAACAATCTATTAATGAAAAAGAATATAGAAACAATTAGAAGACATAATAACAT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GAGCAGTTCTCACACAAGTTACTTTTCTTAGCTATCTCAGTAAACTAAAAATTAA</text:p>
      <text:p text:style-name="Preformatted_20_Text">Masked <text:s text:c="9"/>ATAGAGAGCAGTTCTCACACAAGTTACTTTTCTTAGCTATCTCAGTAAACTAA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AGCAGTATGGCTTTTTTTTTCCATTTGAAGAAAAGAGCGAAAATTGCTCATTAAGT</text:p>
      <text:p text:style-name="Preformatted_20_Text">Masked <text:s text:c="9"/>ACTTAGCAGTATGGCTTTTTTTTTCCATTTGAAGAAAAGAGCGAAAATTGCTCAT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AAGAGTACAAAGGGAAAGATCTCAGTGAAGAATATCTGGGAGTATCATTTAAGGT</text:p>
      <text:p text:style-name="Preformatted_20_Text">Masked <text:s text:c="9"/>AATGAAAGAGTACAAAGGGAAAGATCTCAGTGAAGAATATCTGGGAGTATCATTTAAGG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7266_651507133"><dc:creator>Unknown Author</dc:creator><dc:date>2022-04-08T14:16:56.380640190</dc:date><text:p text:style-name="P3"><text:span text:style-name="T3">EXON4</text:span></text:p></office:annotation>Unmasked <text:s text:c="7"/>CTAACTGGAAGAAAAAGAAAGATTTATTTTTATATTAG<text:span text:style-name="T1">GTTGATGCATGAAGTGACAATT</text:span></text:p>
      <text:p text:style-name="Preformatted_20_Text">Masked <text:s text:c="9"/>CTAACTGGAAGAAAAAGAAAGATTTATTTTTATATTAG<text:span text:style-name="T1">GTTGATGCATGAAGTGACAA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GTGTAACAAAGATGATGACTGTTGAGATTTTTCTAATGAACTGTAAATTTGTACCAC</text:span></text:p>
      <text:p text:style-name="Preformatted_20_Text">Masked <text:s text:c="9"/><text:span text:style-name="T1">TGTGTGTAACAAAGATGATGACTGTTGAGATTTTTCTAATGAACTGTAAATTTGTAC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TTGCCATGCCATAATGATCACATTGACAGGCAGGAAGTTGGCAGGAAGGGGAAGA</text:span><text:span text:style-name="T2">GTA</text:span></text:p>
      <text:p text:style-name="Preformatted_20_Text">Masked <text:s text:c="9"/><text:span text:style-name="T1">AGTTGCCATGCCATAATGATCACATTGACAGGCAGGAAGTTGGCAGGAAGGGGAAGA</text:span><text:span text:style-name="T2">GTA</text:span></text:p>
      <text:p text:style-name="Preformatted_20_Text"><text:s text:c="16"/>************************************************************</text:p>
      <text:p text:style-name="Preformatted_20_Text"><office:annotation-end office:name="__Annotation__7266_651507133"/></text:p>
      <text:p text:style-name="Preformatted_20_Text">Unmasked <text:s text:c="7"/>TGTAATGAACAAAACCATAGTTTTGGGCACTGTGAAGACTCTAAAACTGTCTCAAAAGGC</text:p>
      <text:p text:style-name="Preformatted_20_Text">Masked <text:s text:c="9"/>TGTAATGAACAAAACCATAGTTTTGGGCACTGTGAAGACTCTAAAACTGTCTCAA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AAACAGAAAATACAGGCATTCCCGGAAGTGGAATCACATTCTAATTTGTGTACT</text:p>
      <text:p text:style-name="Preformatted_20_Text"><text:soft-page-break/>Masked <text:s text:c="9"/>AAGAAAAAACAGAAAATACAGGCATTCCCGGAAGTGGAATCACATTCTAATTTGTG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CAACATAGCTTTTGGAAGAACACTGACAACTGTTTTATGTTGTGTACTTAAAGA</text:p>
      <text:p text:style-name="Preformatted_20_Text">Masked <text:s text:c="9"/>GAAATGCAACATAGCTTTTGGAAGAACACTGACAACTGTTTTATGTTGTGTACTT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AATATCCAGACAGTGAACTCTAAGTAAATCAAGCATTATGCTAATATACAGAGTC</text:p>
      <text:p text:style-name="Preformatted_20_Text">Masked <text:s text:c="9"/>TGATAAATATCCAGACAGTGAACTCTAAGTAAATCAAGCATTATGCTAATATACA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TAAATATGATATGAATATTCTTACAGTTATTATTTAGATGTTATTGTTATTATTG</text:p>
      <text:p text:style-name="Preformatted_20_Text">Masked <text:s text:c="9"/>ATANNNNNNNNNNNNNNNNNNNNNNNNNNNNNNNNNNNNNNNNNNNNNNNNNNNNNNNNN</text:p>
      <text:p text:style-name="Preformatted_20_Text"><text:s text:c="16"/>*** <text:s text:c="56"/></text:p>
      <text:p text:style-name="Preformatted_20_Text"/>
      <text:p text:style-name="Preformatted_20_Text">Unmasked <text:s text:c="7"/>TTGTTGTTGTTGTTGTTATTACTAAGTAGCATTTCATAAGGAATCGATCATTCCCAATTA</text:p>
      <text:p text:style-name="Preformatted_20_Text">Masked <text:s text:c="9"/>NNNNNNNNNNNNNNNNNNNNNNNNAGTAGCATTTCATAAGGAATCGATCATTCCCAATTA</text:p>
      <text:p text:style-name="Preformatted_20_Text"><text:s text:c="40"/>************************************</text:p>
      <text:p text:style-name="Preformatted_20_Text"/>
      <text:p text:style-name="Preformatted_20_Text">Unmasked <text:s text:c="7"/>CTTTACTTACACACTGCCTGCAGCTTTTGTTTTTCAGAATTACATTCTTCACTTCCCCAG</text:p>
      <text:p text:style-name="Preformatted_20_Text">Masked <text:s text:c="9"/>CTTTACTTACACACTGCCTGCAGCTTTTGTTTTTCAGAATTACATTCTTCACTTCC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GAAAGAGAAGAAAACATAGTATACTACAGTACCACCTTGTGTTGAGAGGAAAAGG</text:p>
      <text:p text:style-name="Preformatted_20_Text">Masked <text:s text:c="9"/>AAAGTGAAAGAGAAGAAAACATAGTATACTACAGTACCACCTTGTGTTGAGAGGA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CAGCCTGCATTTCACTGTGGAACAGCATGACTGCCCAACAGTCATCCGTTGTAGCAA</text:p>
      <text:p text:style-name="Preformatted_20_Text">Masked <text:s text:c="9"/>GTGCAGCCTGCATTTCACTGTGGAACAGCATGACTGCCCAACAGTCATCCGTTGT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AAATAAGCTTTATAGGCATTTTTAGAAGCAGGGATTTTTTTAATTATTTCTATTCT</text:p>
      <text:p text:style-name="Preformatted_20_Text">Masked <text:s text:c="9"/>GGAGAAATAAGCTTTATAGGCATTTTTAGAAGCAGGGATTTTTTTAATTATTTC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ATTACTGAAGGTTTTCATGAGACGTGTAGAAGTTTATTAGTGATGCTGGCAACTT</text:p>
      <text:p text:style-name="Preformatted_20_Text">Masked <text:s text:c="9"/>AATAAATTACTGAAGGTTTTCATGAGACGTGTAGAAGTTTATTAGTGATGCTGGCA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AACTTGAAACCCATTTTCCACACTCAGCTACGTACAGGGACATGTGCTGGCCATAA</text:p>
      <text:p text:style-name="Preformatted_20_Text">Masked <text:s text:c="9"/>GCATAACTTGAAACCCATTTTCCACACTCAGCTACGTACAGGGACATGTGCTGGC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TGATCCTTGGAAAGACTGAAAACTTTATAGATAGAATATGATACAACATGATAG</text:p>
      <text:p text:style-name="Preformatted_20_Text">Masked <text:s text:c="9"/>ATATTGTGATCCTTGGAAAGACTGAAAACTTTATAGATAGAATATGATACAACAT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CAGGACAAATAAACAAAATACAATATGGAATCTCCAAAGAAGCAATTGCTTCTAT</text:p>
      <text:p text:style-name="Preformatted_20_Text">Masked <text:s text:c="9"/>AAAGGCAGGACAAATAAACAAAATACAATATGGAATCTCCAAAGAAGCAATTGCTT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ATCTGCTGAACATTGGTATATAGGTATAGAGAACTACACCCCATGTGGTCACTTTT</text:p>
      <text:p text:style-name="Preformatted_20_Text">Masked <text:s text:c="9"/>AAGTATCTGCTGAACATTGGTATATAGGTATAGAGAACTACACCCCATGTGGTCAC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TTTGAGATGGTTGAGATTTCCTCTTCTGCAGAGAATTCTACTACTTCTCCAAGTC</text:p>
      <text:p text:style-name="Preformatted_20_Text">Masked <text:s text:c="9"/>GGGGGTTTGAGATGGTTGAGATTTCCTCTTCTGCAGAGAATTCTACTACTTCTCCAAG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CTCCCTGAGAGAAGAGACAAAACTGGGAGTAGCTGTGTCCAGCTTATATGTGGATTTTG</text:p>
      <text:p text:style-name="Preformatted_20_Text">Masked <text:s text:c="9"/>ACTCCCTGAGAGAAGAGACAAAACTGGGAGTAGCTGTGTCCAGCTTATATGTGGAT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CTCTTGATACCAATCCCATCAGCAAACAAAATACCATGAGTTCTGGGAAAAAATAA</text:p>
      <text:p text:style-name="Preformatted_20_Text">Masked <text:s text:c="9"/>TGCACTCTTGATACCAATCCCATCAGCAAACAAAATACCATGAGTTCTGGGAAA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TAAATCAAGGCTAAAAGTAGCTGTTGATATGTTCTTTTTGAATCTACATGAATCA</text:p>
      <text:p text:style-name="Preformatted_20_Text">Masked <text:s text:c="9"/>ACAAATAAATCAAGGCTAAAAGTAGCTGTTGATATGTTCTTTTTGAATCTACA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ATGTTTGTAAATATTTAGCAGATTTTTTCTACTTTTTTTTTTTTTCAAACTTTATT</text:p>
      <text:p text:style-name="Preformatted_20_Text">Masked <text:s text:c="9"/>CCTTATGTTTGTAAATATTTAGCAGATTTTTTCTACTTTTTTTTTTTTTCAAACT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TGCTTTCACTGAATTCAGTCTTAGGTTAATTTATTTCCAATCACATGTGTTCTTAG</text:p>
      <text:p text:style-name="Preformatted_20_Text">Masked <text:s text:c="9"/>CAAGTGCTTTCACTGAATTCAGTCTTAGGTTAATTTATTTCCAATCACATGTGTTC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CAGATTGAGATATTTTAAGTCTAATTTTTATAGGCTGGCTGTCCAGAAGTTTTAG</text:p>
      <text:p text:style-name="Preformatted_20_Text">Masked <text:s text:c="9"/>ATATTCAGATTGAGATATTTTAAGTCTAATTTTTATAGGCTGGCTGTCCAGAAGT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GGGGGGGAGTAAAAATTAAAGATTTTTAATGGTTGCCCTCACACTGCAGAAACTCAG</text:p>
      <text:p text:style-name="Preformatted_20_Text">Masked <text:s text:c="9"/>GGGGGGGGGGAGTAAAAATTAAAGATTTTTAATGGTTGCCCTCACACTGCAGAAA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CAGAGATACTTCTGAAATCATATTCTCATTTTCACACAGCTGGTGTGCCCATCTG</text:p>
      <text:p text:style-name="Preformatted_20_Text">Masked <text:s text:c="9"/>AGCACCAGAGATACTTCTGAAATCATATTCTCATTTTCACACAGCTGGTGTGCCCA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ACATGGCATATCCAGACAGCTATGAGAAGGACACAGTCTGTGAGCAACCTGGGAGC</text:p>
      <text:p text:style-name="Preformatted_20_Text">Masked <text:s text:c="9"/>TGAGACATGGCATATCCAGACAGCTATGAGAAGGACACAGTCTGTGAGCAACCTGG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CATCAGGACGTGTAAGGTAGTGTGACCAAACAAGGGAATACACAAATCATCAAAG</text:p>
      <text:p text:style-name="Preformatted_20_Text">Masked <text:s text:c="9"/>TCTCACATCAGGACGTGTAAGGTAGTGTGACCAAACAAGGGAATACACAAATCAT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TGTAGCAAAAACAAGGTTTTTGTTGGATTTTGTGTTTGCTGCCTTCTCAACATCT</text:p>
      <text:p text:style-name="Preformatted_20_Text">Masked <text:s text:c="9"/>AAAAGTGTAGCAAAAACAAGGTTTTTGTTGGATTTTGTGTTTGCTGCCTTCTCA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CCCTGCTCTGTGGCCCATACACTGGCTCTCCACAACTTGGGGATCTTGAGATCATG</text:p>
      <text:p text:style-name="Preformatted_20_Text">Masked <text:s text:c="9"/>GGTTCCCTGCTCTGTGGCCCATACACTGGCTCTCCACAACTTGGGGATCTTGAGAT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ACACACTGCCTGAATGCAGAGCACGAATGATGCCCTCGGGAACCAGGCAAAGGAAT</text:p>
      <text:p text:style-name="Preformatted_20_Text">Masked <text:s text:c="9"/>CTGTACACACTGCCTGAATGCAGAGCACGAATGATGCCCTCGGGAACCAGGCAAAG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CAGCTTATGGGCCCAGCATTTGCCAGGTCTGATTACAAGCTCAGAATATCAAAT</text:p>
      <text:p text:style-name="Preformatted_20_Text">Masked <text:s text:c="9"/>GCAAGGCAGCTTATGGGCCCAGCATTTGCCAGGTCTGATTACAAGCTCAGAATAT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GGCTTTTTTTTCCTCAGTTTGTGGAGAAATCTAAACAAGAATCAAGAAAGTTGCA</text:p>
      <text:p text:style-name="Preformatted_20_Text">Masked <text:s text:c="9"/>TTCAGGGCTTTTTTTTCCTCAGTTTGTGGAGAAATCTAAACAAGAATCAAGAAAGTTGC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TCTTCCATCCATGAAAAATAAAAATCACAGAATCACAGAATTGTAGGGGTTGGAAGGG</text:p>
      <text:p text:style-name="Preformatted_20_Text">Masked <text:s text:c="9"/>TTTCTTCCATCCATGAAAAATANNNNNNNNNNNNNNNNNNNNNNNNNNNNNNNNNNNNNN</text:p>
      <text:p text:style-name="Preformatted_20_Text"><text:s text:c="16"/>********************** <text:s text:c="37"/></text:p>
      <text:p text:style-name="Preformatted_20_Text"/>
      <text:p text:style-name="Preformatted_20_Text">Unmasked <text:s text:c="7"/>GCCTCTAGAAATCATTATCTAGTCTAGCCCCCCCCCCTGCAAAGCAGGCACCCTAG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TTGCACAGGTAAGCACCCAGGCAGGTCTTGAACATCTCCAGAGAAGGAGACTCC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CTGGGCAGCCTGTTCCAGTGCTCCGTCACCTCACTGTGAAGAAGTTCTTGCT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TGTGTGGAACTTCCCACGCTTTAGTTTGTGGCCATTTCCCCTCATTGTCACACA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AAAGATTCTGGCCTTGTTCCTTTGCCTCCCGCACCTTAGATATTTATAGACAT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GATCCCCTCTGACTTCTTTTCTCAAGGCTGAACAGACCCAGGTTGCTCAGCCTT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AATAGAGGTGCTCCAGGTCCTTTATCATCTTTGTGGCCCTCCGCTGGACTCTT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AAATCATTTTGTTTACTGTCTACCTAACATCAATACTGCTCACTGAAGCATGTTC</text:p>
      <text:p text:style-name="Preformatted_20_Text">Masked <text:s text:c="9"/>NGGANNNNNNNNNNNNNNNNNNNNNNNNNNNNNNNNNNNNNNNNNNNNNNNNNNNNNNNN</text:p>
      <text:p text:style-name="Preformatted_20_Text"><text:s text:c="17"/>*** <text:s text:c="55"/></text:p>
      <text:p text:style-name="Preformatted_20_Text"/>
      <text:p text:style-name="Preformatted_20_Text">Unmasked <text:s text:c="7"/>CTTAGTACTGTTATCTACAGGCTTCTTGGTTTCTTGAAAATCTACAGAGGCAGTGAC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CCTCCATGGACAGCCTGTTCCAGTGCCTGACCACTCTTTCAGGGAAGAAATTG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TATCCAACCTGAAAGTCCCTGCACAACATGAGGCTATTCCCTCTCATCCTAT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TACTTGGAAAAAGAGGCCAACTACCAACTCATCACAACCTCCTTTCAGGTAGTTG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TCAATAAGGTCTCTCCTGAGCCTCCTCTAGACTAATCCCTGTTCCCTCAGCTA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TACAGCATGTGCTCCAGTCCTCTCAGCACCTTCAATGAACACTGAAAACTTTCAAGG</text:p>
      <text:p text:style-name="Preformatted_20_Text">Masked <text:s text:c="9"/>NNNNNNNNNNNNNNNNNNNNNNNNNNNNNNNNNNNNAATGAACACTGAAAACTTTCAAGG</text:p>
      <text:p text:style-name="Preformatted_20_Text"><text:soft-page-break/><text:s text:c="52"/>************************</text:p>
      <text:p text:style-name="Preformatted_20_Text"/>
      <text:p text:style-name="Preformatted_20_Text">Unmasked <text:s text:c="7"/>AGAAAAATCAAACACCTTACTAAAGTTTAGAATTTTTTTTGGTCAAAATATATTTTTCTA</text:p>
      <text:p text:style-name="Preformatted_20_Text">Masked <text:s text:c="9"/>AGAAAAATCAAACACCTTACTAAAGTTTAGAATTTTTTTTGGTCAAAATATATTTT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AAAATGCCATTCAGCCTCTACTAACACTTTCAACCTTATCAAGCTAAAATACTTAA</text:p>
      <text:p text:style-name="Preformatted_20_Text">Masked <text:s text:c="9"/>CTATAAAATGCCATTCAGCCTCTACTAACACTTTCAACCTTATCAAGCTAAAATAC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CTAAAAGCAGCAAAATTTATATAGCATTAGAATAAAGGCAGAAGCAGCCTAGGGA</text:p>
      <text:p text:style-name="Preformatted_20_Text">Masked <text:s text:c="9"/>TTTCTCTAAAAGCAGCAAAATTTATATAGCATTAGAATAAAGGCAGAAGCAGCCTAG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CAGAACAGTAAAGGATTTTGCACACGCTGAACACAAAGAATATCTGCATTAACTAAA</text:p>
      <text:p text:style-name="Preformatted_20_Text">Masked <text:s text:c="9"/>CATCAGAACAGTAAAGGATTTTGCACACGCTGAACACAAAGAATATCTGCATTA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TCAGATAGATGTAGAGGCCCAGAGATTTCCTCTAGACCTAAAAGCATTTGAGTC</text:p>
      <text:p text:style-name="Preformatted_20_Text">Masked <text:s text:c="9"/>CTTTCTTCAGATAGATGTAGAGGCCCAGAGATTTCCTCTAGACCTAAAAGCATTT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GGTTTAAGATGCCTTAAATGGTGCCAGCTGATGCAGTGGTCAGCTGCTAAATTCCTT</text:p>
      <text:p text:style-name="Preformatted_20_Text">Masked <text:s text:c="9"/>AGCGGTTTAAGATGCCTTAAATGGTGCCAGCTGATGCAGTGGTCAGCTGCTAAATT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CACCCCCTACTAGGCGCTGCTGTTAAGGAAGATATGTAAGAGCTGTGGATAATAA</text:p>
      <text:p text:style-name="Preformatted_20_Text">Masked <text:s text:c="9"/>TTACACACCCCCTACTAGGCGCTGCTGTTAAGGAAGATATGTAAGAGCTGTGGA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GGTTTGTAAGGCAAGTGCCTTAACTGCAGCTATTTCACAAGATGTCATATGTCACAA</text:p>
      <text:p text:style-name="Preformatted_20_Text">Masked <text:s text:c="9"/>TGGGGTTTGTAAGGCAAGTGCCTTAACTGCAGCTATTTCACAAGATGTCATATGT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CAGCTAGGATACGTACTTTAGGATATTATGTAAAACTGAACGGTGTAATTTAAAAT</text:p>
      <text:p text:style-name="Preformatted_20_Text">Masked <text:s text:c="9"/>ACAGCAGCTAGGATACGTACTTTAGGATATTATGTAAAACTGAACGGTGTAATT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GTAGAATGTATGAGTTGTGTGCCTCAAAGGGATATTTCTTCTGTTCAGTTTTCAT</text:p>
      <text:p text:style-name="Preformatted_20_Text">Masked <text:s text:c="9"/>TAGATGTAGAATGTATGAGTTGTGTGCCTCAAAGGGATATTTCTTCTGTTCAGT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ATTTTAGAGTGTTTGCTGTGTTTCATTTCATTTTTAATTAGAGCTGTGCCCTTC</text:p>
      <text:p text:style-name="Preformatted_20_Text">Masked <text:s text:c="9"/>TTTATTATTTTAGAGTGTTTGCTGTGTTTCATTTCATTTTTAATTAGAGCTGTGCC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AATAGTCTGAGAATAGCAGAGAGTGATCCAGAATAAGAGAGAATTTAGTTCTGTT</text:p>
      <text:p text:style-name="Preformatted_20_Text">Masked <text:s text:c="9"/>ATGCAAATAGTCTGAGAATAGCAGAGAGTGATCCAGAATAAGAGAGAATTTAGTT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AAATAAATGAAAGCAAAACTCCATCTGATCATAGTGGGTATGCAGGAATAGCTTCC</text:p>
      <text:p text:style-name="Preformatted_20_Text">Masked <text:s text:c="9"/>CTGAAAATAAATGAAAGCAAAACTCCATCTGATCATAGTGGGTATGCAGGAATAGC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CTGGCAAGCCATATTATTTATTCCATTATTAAAGTTGAGATCTTTACATAATATA</text:p>
      <text:p text:style-name="Preformatted_20_Text">Masked <text:s text:c="9"/>ATTATCTGGCAAGCCATATTATTTATTCCATTATTAAAGTTGAGATCTTTACATA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AAGATTTTCTTGCCAAATTGATCTCAAAAGTAAGCACGTCTTGGTGCTTCCTCT</text:p>
      <text:p text:style-name="Preformatted_20_Text"><text:soft-page-break/>Masked <text:s text:c="9"/>CCTAAAAAGATTTTCTTGCCAAATTGATCTCAAAAGTAAGCACGTCTTGGTG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ACTCAGCTCTTGTGAGGCCCCATCTTGCAGTACTGCATCCACGTCTGGGGCCCCCAG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TAAAGACACAGAGCTCTTGAAACGAGTCCAGGGGAGGGCCACTAAGATGATCAG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GAGCACCTCTCCAATGAGGAAAGGTTGAGGGAACTGGGCTTGTCTAGCTTGG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AAGCTCTGGGGAGACCTCATTGTGGCCTTCCAGTACTTCAAGGAAGTGTATAAA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GGGAACAGCTGTTTACATGGATTGATAGTGATAGGATAAGGGAGAGTGGTTTT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AGACAGGAGAGGTTTAGGTTAGATATTAGGAGGAAGTTTTTCACACAGAAGGTG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CTGGAACAGGTTGCCCAAGGAGGCTGTGGATGCCCCATCCCTGGAGGCATT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AGGCTGGATGTGGCTCTGGGCAGCCTGGTCTGGTGGTTGGCGACCCCTGTATG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TTGAAATTAGATGATCTTTGTAGTCCTTTTCAACCCAGGCCATTCTGTGATTT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CAGTCTGGAGAAGAGAAGGCTATGAGATGACTTAATAGCAGGCTTTCAGTATCT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GAGCTACATGAAATAAGGGAACAGACTGTTTAGCAGGGTTTGTGGTGATTGAACA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AATGTCTTCAAGCCCAAAAAGGGTACATTTAGATAGCAGATAGGAAAAAAGT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CAGAGAGTGGTGAGACACTGGAACAGGTTGTCCAGAGTTGTGGTTGATTTGCCT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CTGGGGACTTTCAAGGCCAGTGTGGATCAGTCCCTGTGCAGCCTGATCTAGCTG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GTGCCCCTGTTTACTGCAGGAGAGATGGACTAGATGCCCTTTGAAGGTCCTTCCAATTCT</text:p>
      <text:p text:style-name="Preformatted_20_Text">Masked <text:s text:c="9"/>NNNNNNNNNNNNNNNNNNNNNNNNNNNNNNNNNNNNNNNNNNNNNNNNNNNNNNNNNNNT</text:p>
      <text:p text:style-name="Preformatted_20_Text"><text:s text:c="75"/>*</text:p>
      <text:p text:style-name="Preformatted_20_Text"/>
      <text:p text:style-name="Preformatted_20_Text">Unmasked <text:s text:c="7"/>AAGTACTCTATGATTCTGTGATTCTATGATTCTATGATTCTATGATTCTGTGATCCAGAT</text:p>
      <text:p text:style-name="Preformatted_20_Text">Masked <text:s text:c="9"/>AAGTACNNNNNNNNNNNNNNNNNNNNNNNNNNNNNNNNNNNNNNNNNNNNNNNNCCAGAT</text:p>
      <text:p text:style-name="Preformatted_20_Text"><text:s text:c="16"/>****** <text:s text:c="47"/>******</text:p>
      <text:p text:style-name="Preformatted_20_Text"/>
      <text:p text:style-name="Preformatted_20_Text">Unmasked <text:s text:c="7"/>CAGTGAGGTTTAGGCCTATATGACCTTTCTTCCTTCACTTTTTGTACGTAGAAATTCTGT</text:p>
      <text:p text:style-name="Preformatted_20_Text">Masked <text:s text:c="9"/>CAGTGAGGTTTAGGCCTATATGACCTTTCTTCCTTCACTTTTTGTACGTAGAAA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TATTGAGCTTTAATATACTGCTGGACAAGAATAGCTCTATTTTTCTGATGTTATC</text:p>
      <text:p text:style-name="Preformatted_20_Text">Masked <text:s text:c="9"/>AACAGTATTGAGCTTTAATATACTGCTGGACAAGAATAGCTCTATTTTTCTGATGT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TGAAGAGATGAAGAATCAAAAGTCAGTGCACAGAAATACAGTTCAGCTTATTAGA</text:p>
      <text:p text:style-name="Preformatted_20_Text">Masked <text:s text:c="9"/>AGCCATGAAGAGATGAAGAATCAAAAGTCAGTGCACAGAAATACAGTTCAGCTTA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AAAATGACTATGATTTAAAACATTCAGGAAAATCTGGGCCACAAGGAGAAGTGCA</text:p>
      <text:p text:style-name="Preformatted_20_Text">Masked <text:s text:c="9"/>GGAAGAAAATGACTATGATTTAAAACATTCAGGAAAATCTGGGCCACAAGGAGAAG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TAGGTAATGAAGCCTGAGTACTCAAAAACTTGGGAACCTTGAGAATGAAAAACAA</text:p>
      <text:p text:style-name="Preformatted_20_Text">Masked <text:s text:c="9"/>TTTGGTAGGTAATGAAGCCTGAGTACTCAAAAACTTGGGAACCTTGAGAATGAAA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AAGTATTTTTTCTTTTATAATTCAGCCAAAGATTAGACAAAACATTATGTTATA</text:p>
      <text:p text:style-name="Preformatted_20_Text">Masked <text:s text:c="9"/>AAAACAAAGTATTTTTTCTTTTATAATTCAGCCAAAGATTAGACAAAACATTATGT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TGTTCTCAGAGATCATAAATTGAATGAATGCTAATTCACTGTCATTTGTCCTTCAT</text:p>
      <text:p text:style-name="Preformatted_20_Text">Masked <text:s text:c="9"/>GACATGTTCTCAGAGATCATAAATTGAATGAATGCTAATTCACTGTCATTTGTCC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AGTGTATCCCAAACAAATGCTGTTAAAAATTCTGTTAGGTCTCTGATAATAAGGA</text:p>
      <text:p text:style-name="Preformatted_20_Text">Masked <text:s text:c="9"/>AGTGCAGTGTATCCCAAACAAATGCTGTTAAAAATTCTGTTAGGTCTCTGATAA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AGGATTTTGCTGATAACTTTTCCTGTGAAGGCTGGATAGACCACATACACTTTCA</text:p>
      <text:p text:style-name="Preformatted_20_Text">Masked <text:s text:c="9"/>AAACAAGGATTTTGCTGATAACTTTTCCTGTGAAGGCTGGATAGACCACATACACT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GAAGTGAACAGTGAAGGACAAAGAGCGTTTTTGACTCTCTCCAGTACAGTACAT</text:p>
      <text:p text:style-name="Preformatted_20_Text">Masked <text:s text:c="9"/>AAAAAGGAAGTGAACAGTGAAGGACAAAGAGCGTTTTTGACTCTCTCCAGTACAG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TAGCAGAACTGTAAAGACAGAGAGGCTGAAACCATGGTAAGCTCTATTCATTTT</text:p>
      <text:p text:style-name="Preformatted_20_Text">Masked <text:s text:c="9"/>ACTCTTTAGCAGAACTGTAAAGACAGAGAGGCTGAAACCATGGTAAGCTCTATT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TATTATATGAATGCATAATATTTAGTATTAAAACTATATGGGATGCAACTGTAAA</text:p>
      <text:p text:style-name="Preformatted_20_Text">Masked <text:s text:c="9"/>CTGTTTATTATATGAATGCATAATATTTAGTATTAAAACTATATGGGATGCAACT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TAAACATATTTCTTATAATTTTCAATTCAGTTTCTTGCAGCTCACTTCCTGCTTTT</text:p>
      <text:p text:style-name="Preformatted_20_Text">Masked <text:s text:c="9"/>ACTTTAAACATATTTCTTATAATTTTCAATTCAGTTTCTTGCAGCTCACTTCCTGCT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AGGGAATGAAGAAACTTTAGTTTTTTCTGTTTCTTCACCATATGAACCAGTTTGTGTGT</text:p>
      <text:p text:style-name="Preformatted_20_Text">Masked <text:s text:c="9"/>GAGGGAATGAAGAAACTTTAGTTTTTTCTGTTTCTTCACCATATGAACCAGTTTG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CTTACAGATTCTGAAATTCAAAAGTAAGGAAGAGACAATTGTTTCTTTCAAGACTA</text:p>
      <text:p text:style-name="Preformatted_20_Text">Masked <text:s text:c="9"/>GTGTCTTACAGATTCTGAAATTCAAAAGTAAGGAAGAGACAATTGTTTCTTTCAAG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AAAATTAAGTTTGTAGATCGAGAGGAATTCTGCAGACAGGTGTCAATATGATACC</text:p>
      <text:p text:style-name="Preformatted_20_Text">Masked <text:s text:c="9"/>AGCTGAAAATTAAGTTTGTAGATCGAGAGGAATTCTGCAGACAGGTGTCAATATGA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AGAAACGAGAGTAAAGCTCTTTAACAATTTTTCCAGGAAGACATTGTACTTTCCT</text:p>
      <text:p text:style-name="Preformatted_20_Text">Masked <text:s text:c="9"/>AAGCCAGAAACGAGAGTAAAGCTCTTTAACAATTTTTCCAGGAAGACATTGTA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AGAAGAACTTTGAAGCTAAAAACAAACAAGATTTGTGCTTCTAGGTGTAAATTTG</text:p>
      <text:p text:style-name="Preformatted_20_Text">Masked <text:s text:c="9"/>CATTCAGAAGAACTTTGAAGCTAAAAACAAACAAGATTTGTGCTTCTAGGTGTA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CAGACATATTTCTTTTAACTAATATCTGTTCTTTTTTCATAAAAAGATTATTTAA</text:p>
      <text:p text:style-name="Preformatted_20_Text">Masked <text:s text:c="9"/>CAGTACAGACATATTTCTTTTAACTAATATCTGTTCTTTTTTCATAAAAAGATTA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AAAAATCTACATACTTGCAGATGTTTTTCTAAGTATTTATTAGTAAATTGAATCA</text:p>
      <text:p text:style-name="Preformatted_20_Text">Masked <text:s text:c="9"/>AATTCAAAAATCTACATACTTGCAGATGTTTTTCTAAGTATTTATTAGTAAATTGA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TCAAGTCAAATGGTTTTAAAGATGTTAAAAGTTGTATAGTCTGAATAGCTTTTT</text:p>
      <text:p text:style-name="Preformatted_20_Text">Masked <text:s text:c="9"/>ACAATTTCAAGTCAAATGGTTTTAAAGATGTTAAAAGTTGTATAGTCTGAATAGC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CACCTTTTCCTGAGGAAATATTTTAGAACTCTTGGAGTATCTTGTATACTTTTGCC</text:p>
      <text:p text:style-name="Preformatted_20_Text">Masked <text:s text:c="9"/>ACACCACCTTTTCCTGAGGAAATATTTTAGAACTCTTGGAGTATCTTGTATACTT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TAAATATGTTCATGCAAAGCTATCTCTAAAGAGCTTTTCTTTATTTGAATCTGCTT</text:p>
      <text:p text:style-name="Preformatted_20_Text">Masked <text:s text:c="9"/>GTGGTAAATATGTTCATGCAAAGCTATCTCTAAAGAGCTTTTCTTTATTTGAATC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GTTTAAGAGGAAAAAGGCAGTTTATAAAACCTAGAGAGGATCCCAAGCCATAGAA</text:p>
      <text:p text:style-name="Preformatted_20_Text">Masked <text:s text:c="9"/>ATCTGGTTTAAGAGGAAAAAGGCAGTTTATAAAACCTAGAGAGGATCCCAAGCCAT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GTATCTTCATGGGCAAAGAGGTCTAATGTGCATCACAAGTAGGACAAGAAGAATGA</text:p>
      <text:p text:style-name="Preformatted_20_Text">Masked <text:s text:c="9"/>TTTAGTATCTTCATGGGCAAAGAGGTCTAATGTGCATCACAAGTAGGACAAGAAGA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GAAACAGGATTGAATGCAGAACACAGTTTACATTTAACAGTGTTTCGCAAAGCT</text:p>
      <text:p text:style-name="Preformatted_20_Text">Masked <text:s text:c="9"/>CAGTGTGAAACAGGATTGAATGCAGAACACAGTTTACATTTAACAGTGTTTCGCA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GGTTTGGGCAGAGGCTGTCTCTGTTTTACACAAAGATTGAGTTCTTCCTGAATCT</text:p>
      <text:p text:style-name="Preformatted_20_Text">Masked <text:s text:c="9"/>TGGAGGGTTTGGGCAGAGGCTGTCTCTGTTTTACACAAAGATTGAGTTCTTCCTG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AATGGCCTCAAAAGTGTTTCAGTAATAGTTTGGATATTTGAAATATAAAATAGAC</text:p>
      <text:p text:style-name="Preformatted_20_Text">Masked <text:s text:c="9"/>GAAGAAATGGCCTCAAAAGTGTTTCAGTAATAGTTTGGATATTTGAAATATAAAATAG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TTCTTATTTCTTTATTTCTGTTGCAATGAATCCCAGTGTGTAGGAACAAGTGAGAAAA</text:p>
      <text:p text:style-name="Preformatted_20_Text">Masked <text:s text:c="9"/>ATTTCTTATTTCTTTATTTCTGTTGCAATGAATCCCAGTGTGTAGGAACAAGTG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TTGAACAAACAAAAAACATTGTGCTTGTATGTGCAAAAAAGTCAACTCACATT</text:p>
      <text:p text:style-name="Preformatted_20_Text">Masked <text:s text:c="9"/>AAAAAAATTGAACAAACAAAAAACATTGTGCTTGTATGTGCAAAAAAGTCAACTC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ATTTACTCACATATATATGATTGGGATTCAAAAAAGCACAACAGCTCTAACAAAT</text:p>
      <text:p text:style-name="Preformatted_20_Text">Masked <text:s text:c="9"/>ACTTGATTTACTCACATATATATGATTGGGATTCAAAAAAGCACAACAGCTCTAA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TCTTACTGTGCTTTTGCATGCTGAGTTCCTGTTGTTGCAGAGATTCTTTAACTCA</text:p>
      <text:p text:style-name="Preformatted_20_Text">Masked <text:s text:c="9"/>TAGCATCTTACTGTGCTTTTGCATGCTGAGTTCCTGTTGTTGCAGAGATTCTTTAA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TCCCATTCAGCATTCTCATGTCCACATGGAGCCTTTGTGTCTGCAGAACTCTACAT</text:p>
      <text:p text:style-name="Preformatted_20_Text">Masked <text:s text:c="9"/>AGCTTCCCATTCAGCATTCTCATGTCCACATGGAGCCTTTGTGTCTGCAGAACTCT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TTTGCAAGGCAAATTATAATACAGTTATTCTATTGGCACAACTCAAATGCACAGC</text:p>
      <text:p text:style-name="Preformatted_20_Text">Masked <text:s text:c="9"/>TGCAATTTGCAAGGCAAATTATAATACAGTTATTCTATTGGCACAACTCAAATGC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TTTGTAAAAAGCTTGTTTAGAAGGAGCATGTAAATATGTAAACACATTGAACACAA</text:p>
      <text:p text:style-name="Preformatted_20_Text">Masked <text:s text:c="9"/>TGCTTTTGTAAAAAGCTTGTTTAGAAGGAGCATGTAAATATGTAAACACATTGAA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CTGCTGTTGCCAAATGCAGTTTGAAGTTAAGCAACAGTAACAGTTCTACATTTTC</text:p>
      <text:p text:style-name="Preformatted_20_Text">Masked <text:s text:c="9"/>GGTTTCTGCTGTTGCCAAATGCAGTTTGAAGTTAAGCAACAGTAACAGTTCTAC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ATTCTTTTTAAGTTTCAGATTAGTTTATCTGGATTGAAATATGACTGGCAGTTCA</text:p>
      <text:p text:style-name="Preformatted_20_Text">Masked <text:s text:c="9"/>TTCAAATTCTTTTTAAGTTTCAGATTAGTTTATCTGGATTGAAATATGACTGGCAG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AATGCAAACTATGTATTTATATTCTTATTAGATTTCCCCAGCAGTATTATATACTC</text:p>
      <text:p text:style-name="Preformatted_20_Text">Masked <text:s text:c="9"/>AAGAAATGCAAACTATGTATTTATATTCTTATTAGATTTCCCCAGCAGTATTATATA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GGAAAAGGAGTGTTTTTATCTCTGCATCACAGGCAACCCAGAAGCATCGCTAAGGA</text:p>
      <text:p text:style-name="Preformatted_20_Text">Masked <text:s text:c="9"/>TATAGGAAAAGGAGTGTTTTTATCTCTGCATCACAGGCAACCCAGAAGCATCGC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TAACAATATTTGATGCTGCGGGGGTGGAAATCTGTATTATAGCAACATAGGTTA</text:p>
      <text:p text:style-name="Preformatted_20_Text">Masked <text:s text:c="9"/>AGCAAATAACAATATTTGATGCTGCGGGGGTGGAAATCTGTATTATAGCAACATAG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AAAGAAAAAAGAAGTAGTTTAAAAAAAAAAAAAAAAAGTGGAGAGCAAAATAATT</text:p>
      <text:p text:style-name="Preformatted_20_Text">Masked <text:s text:c="9"/>GCTGNNNNNNNNNNNNNNNNNNNNNNNNNNNNNNNNNNNNNNGTGGAGAGCAAAATAATT</text:p>
      <text:p text:style-name="Preformatted_20_Text"><text:s text:c="16"/>**** <text:s text:c="37"/>******************</text:p>
      <text:p text:style-name="Preformatted_20_Text"/>
      <text:p text:style-name="Preformatted_20_Text">Unmasked <text:s text:c="7"/>GAAAAGTTTAGAGTGAGGGATAATGAGGGAAAGTGCATTTTCCGACAGTTTTACACAAGG</text:p>
      <text:p text:style-name="Preformatted_20_Text">Masked <text:s text:c="9"/>GAAAAGTTTAGAGTGAGGGATAATGAGGGAAAGTGCATTTTCCGACAGTTTTACAC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ATCGAATTGGTTGAGATAACAAATTTATCCCTACAAAAATGTCAATGAACTGAGA</text:p>
      <text:p text:style-name="Preformatted_20_Text"><text:soft-page-break/>Masked <text:s text:c="9"/>CAGAGATCGAATTGGTTGAGATAACAAATTTATCCCTACAAAAATGTCAATGAAC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ATAATCTGGCTGAGGCCGACTCTGCTTTAAATGCAGAAGGGAAGATGTGGAAGGA</text:p>
      <text:p text:style-name="Preformatted_20_Text">Masked <text:s text:c="9"/>CTGGCATAATCTGGCTGAGGCCGACTCTGCTTTAAATGCAGAAGGGAAGATGTGG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CTAGGTCCCAAGATCAAATGAGGGTCAAGAAAGGGTTCAGTATTTTATTTCTGT</text:p>
      <text:p text:style-name="Preformatted_20_Text">Masked <text:s text:c="9"/>GCAGATCTAGGTCCCAAGATCAAATGAGGGTCAAGAAAGGGTTCAGTATTTTATT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CATAACAGAACCAAGTCGAAACCAAAAGGTACAGACATAATAAAGTTATGAAAAAA</text:p>
      <text:p text:style-name="Preformatted_20_Text">Masked <text:s text:c="9"/>TTGTCATAACAGAACCAAGTCGAAACCAAAAGGTACAGACATAATAAAGTTATG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AAACTACACCAACAGCCGCTGGTAGTTGTTGCCTCATGTGAAATAGGAACTGATG</text:p>
      <text:p text:style-name="Preformatted_20_Text">Masked <text:s text:c="9"/>TACTAAAACTACACCAACAGCCGCTGGTAGTTGTTGCCTCATGTGAAATAGGAACT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AAGGAAAAGATTGCATTTTCCCTTGACTTAAGGCCAAGACTAGCTGTGTTGATT</text:p>
      <text:p text:style-name="Preformatted_20_Text">Masked <text:s text:c="9"/>AATGCAAAGGAAAAGATTGCATTTTCCCTTGACTTAAGGCCAAGACTAGCTGTGTT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GCTGGAAAAATAACACTCAACACAACCCTGCCTTCCTGTAGTGCTACTGGTAATT</text:p>
      <text:p text:style-name="Preformatted_20_Text">Masked <text:s text:c="9"/>TCTAAGCTGGAAAAATAACACTCAACACAACCCTGCCTTCCTGTAGTGCTACTGG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GTTAAGAAGTAAAAGAACTTTTGAGATATGAGATAAACGCAGATAGGACTAAGGA</text:p>
      <text:p text:style-name="Preformatted_20_Text">Masked <text:s text:c="9"/>TGTAGGTTAAGAAGTAAAAGAACTTTTGAGATATGAGATAAACGCAGATAGGACT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GTTAATCTATTTGGATTTACTGATTGTTAGAATAGAATTTCTGTTAAAAACTGTC</text:p>
      <text:p text:style-name="Preformatted_20_Text">Masked <text:s text:c="9"/>CACTGGTTAATCTATTTGGATTTACTGATTGTTAGAATAGAATTTCTGTTAAAAA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AAGTGGAAGATTGCTGGCATCTTCTTAATCATGACATCCAGGCAGAGCTAGGACT</text:p>
      <text:p text:style-name="Preformatted_20_Text">Masked <text:s text:c="9"/>CAGAGAAGTGGAAGATTGCTGGCATCTTCTTAATCATGACATCCAGGCAGAGCTAG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TAAAGAGTGAGTTGCTGTGTTGCAAGGAGGGCCCGTTGAAGTTCATTGAACTGAA</text:p>
      <text:p text:style-name="Preformatted_20_Text">Masked <text:s text:c="9"/>ACAGTTAAAGAGTGAGTTGCTGTGTTGCAAGGAGGGCCCGTTGAAGTTCATTGAA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CTGATTCCTTTTAGAATTTCAGAACAAGATCCAAAATACAAATACAAACATCAACC</text:p>
      <text:p text:style-name="Preformatted_20_Text">Masked <text:s text:c="9"/>ATCTCTGATTCCTTTTAGAATTTCAGAACAAGATCCAAAATACAAATACAAACATC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TTTTCTGGGTACCTCAATTTAGGAGGCATTCACATTGCATCAGGAACATTACTAAC</text:p>
      <text:p text:style-name="Preformatted_20_Text">Masked <text:s text:c="9"/>CACATTTTCTGGGTACCTCAATTTAGGAGGCATTCACATTGCATCAGGAACATTAC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CTTTAATTCCTAATAGATTCTGTCATTCAGCTCATATGAGCTTTGATAAAAAAAA</text:p>
      <text:p text:style-name="Preformatted_20_Text">Masked <text:s text:c="9"/>TTCTCCTTTAATTCCTAATAGATTCTGTCATTCAGCTCATATGAGCTTTGAT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ATACAGTTAATTTCTGGAAAACAGCTGTACTATAATTTACCTTGAAATAACTCAC</text:p>
      <text:p text:style-name="Preformatted_20_Text">Masked <text:s text:c="9"/>TCTCCATACAGTTAATTTCTGGAAAACAGCTGTACTATAATTTACCTTGAAATAACTC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GTTCTGTGTCATATTTCTATTGCATGTACTTTGGAAAGAATTTCATCTGCTCCCAGAAT</text:p>
      <text:p text:style-name="Preformatted_20_Text">Masked <text:s text:c="9"/>AGTTCTGTGTCATATTTCTATTGCATGTACTTTGGAAAGAATTTCATCTGCTCCCA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AAATATTTTAACCCTTTGAGACCAAATTTCTGTCACACAAAACAAATGGCCAGTT</text:p>
      <text:p text:style-name="Preformatted_20_Text">Masked <text:s text:c="9"/>AGTTAAAATATTTTAACCCTTTGAGACCAAATTTCTGTCACACAAAACAAATGGC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GGCAGGAAAAAAAAAAAAAAGAACAAAAAAACCCTTCCTATTTATAAGTGGTTA</text:p>
      <text:p text:style-name="Preformatted_20_Text">Masked <text:s text:c="9"/>AGTGATGGCAGGNNNNNNNNNNNNNNNNNNNNNNNNNCCCTTCCTATTTATAAGTGGTTA</text:p>
      <text:p text:style-name="Preformatted_20_Text"><text:s text:c="16"/>************ <text:s text:c="24"/>***********************</text:p>
      <text:p text:style-name="Preformatted_20_Text"/>
      <text:p text:style-name="Preformatted_20_Text">Unmasked <text:s text:c="7"/>CAGTAGACATTATTCAGCAATTCAGGGTCCCAGCACTGAAATCCAGCACTCCTAAGCACT</text:p>
      <text:p text:style-name="Preformatted_20_Text">Masked <text:s text:c="9"/>CAGTAGACATTATTCAGCAATTCAGGGTCCCAGCACTGAAATCCAGCACTCCTAA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GAACTATATGCTGGAAGTTTGTTTGGCGCACACCATTATCACATTCCAACTCACT</text:p>
      <text:p text:style-name="Preformatted_20_Text">Masked <text:s text:c="9"/>CCTAAGAACTATATGCTGGAAGTTTGTTTGGCGCACACCATTATCACATTCCAAC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GTAATGACTTGGAAAAATAGAAAGGGACAAATGGTAGATGAGTTGTCTGGGCAACT</text:p>
      <text:p text:style-name="Preformatted_20_Text">Masked <text:s text:c="9"/>GGCAGTAATGACTTGGAAAAATAGAAAGGGACAAATGGTAGATGAGTTGTCTGGGC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CAATAAGAAAGAAGTCTCTCTTCTTCCCTGGGGATCTGTATCTTGGCTATGGAGAA</text:p>
      <text:p text:style-name="Preformatted_20_Text">Masked <text:s text:c="9"/>CCAGCAATAAGAAAGAAGTCTCTCTTCTTCCCTGGGGATCTGTATCTTGGCTATG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TTGATGAGGAGTAATACATTGAGATATATATATCATGTGAGGCACCACAGCAGA</text:p>
      <text:p text:style-name="Preformatted_20_Text">Masked <text:s text:c="9"/>AAAACATTGATGAGGAGTAATACATTGAGATATATATATCATGTGAGGCACCACA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GTTTTGAGAAAGCAAAGAAAACAGTCCAAGTCCCTCTGAAAGCAACTTCTAAAAC</text:p>
      <text:p text:style-name="Preformatted_20_Text">Masked <text:s text:c="9"/>AGTAAGTTTTGAGAAAGCAAAGAAAACAGTCCAAGTCCCTCTGAAAGCAACTTCT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TAAATTCAAGGTACCTGCACAAGAAATCCATTTTAGGAATAAAACAGCAAGATGAA</text:p>
      <text:p text:style-name="Preformatted_20_Text">Masked <text:s text:c="9"/>AAAGTAAATTCAAGGTACCTGCACAAGAAATCCATTTTAGGAATAAAACAGCAAG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ATCAGATCCCAAAGGATGTGATCAACAAAACTGCTAGGTCTCCACCAAGTAGCAAA</text:p>
      <text:p text:style-name="Preformatted_20_Text">Masked <text:s text:c="9"/>CATTATCAGATCCCAAAGGATGTGATCAACAAAACTGCTAGGTCTCCACCAAGTA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AAACTTGGGGGAGTTTTGGAGAATGAGCATTCTTATTGACAGTCT</text:p>
      <text:p text:style-name="Preformatted_20_Text">Masked <text:s text:c="9"/>AATTAAACTTGGGGGAGTTTTGGAGAATGAGCATTCTTATTGACAGTCT</text:p>
      <text:p text:style-name="P2"><text:s text:c="16"/>*************************************************</text:p>
      <text:p text:style-name="Preformatted_20_Text"/>
      <text:p text:style-name="Horizontal_20_Line"><text:bookmark text:name="clustalw.dnd"/></text:p>
      <text:p text:style-name="Preformatted_20_Text"><text:a xlink:type="simple" xlink:href="https://www.genome.jp/tools-bin/pushfile?220406222828YaZco+clustalw.dnd" text:style-name="Internet_20_link" text:visited-style-name="Visited_20_Internet_20_Link">clustalw.dnd</text:a></text:p>
      <text:p text:style-name="Preformatted_20_Text"/>
      <text:p text:style-name="P2">(Unmasked:0.077686,Masked:0.077686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9:01:06.047613796</meta:creation-date>
    <dc:date>2022-04-08T14:17:02.220176713</dc:date>
    <meta:editing-duration>PT1H56M3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2" meta:paragraph-count="960" meta:word-count="1597" meta:character-count="71696" meta:non-whitespace-character-count="57871"/>
  </office:meta>
</office:document-meta>
</file>